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ebfb5" officeooo:paragraph-rsid="002a6710"/>
    </style:style>
    <style:style style:name="P2" style:family="paragraph" style:parent-style-name="Text_20_body">
      <style:text-properties fo:language="en" fo:country="US" officeooo:rsid="00314879" officeooo:paragraph-rsid="00314879"/>
    </style:style>
    <style:style style:name="P3" style:family="paragraph" style:parent-style-name="Text_20_body">
      <style:text-properties fo:language="en" fo:country="US" officeooo:rsid="006b8f6e" officeooo:paragraph-rsid="006b8f6e"/>
    </style:style>
    <style:style style:name="P4" style:family="paragraph" style:parent-style-name="Text_20_body">
      <style:text-properties fo:language="en" fo:country="US" officeooo:rsid="00855e95" officeooo:paragraph-rsid="009c4906"/>
    </style:style>
    <style:style style:name="P5" style:family="paragraph" style:parent-style-name="Text_20_body">
      <style:text-properties fo:language="cs" fo:country="CZ" officeooo:rsid="00314879" officeooo:paragraph-rsid="00314879"/>
    </style:style>
    <style:style style:name="P6" style:family="paragraph" style:parent-style-name="Text_20_body">
      <style:text-properties fo:language="cs" fo:country="CZ" officeooo:rsid="0032d223" officeooo:paragraph-rsid="0032d223"/>
    </style:style>
    <style:style style:name="P7" style:family="paragraph" style:parent-style-name="Text_20_body">
      <style:text-properties fo:language="cs" fo:country="CZ" officeooo:rsid="00343cf6" officeooo:paragraph-rsid="00343cf6"/>
    </style:style>
    <style:style style:name="P8" style:family="paragraph" style:parent-style-name="Text_20_body">
      <style:text-properties fo:language="cs" fo:country="CZ" officeooo:rsid="0036beea" officeooo:paragraph-rsid="0036beea"/>
    </style:style>
    <style:style style:name="P9" style:family="paragraph" style:parent-style-name="Text_20_body">
      <style:text-properties fo:language="cs" fo:country="CZ" officeooo:rsid="003d8da2" officeooo:paragraph-rsid="003d8da2"/>
    </style:style>
    <style:style style:name="P10" style:family="paragraph" style:parent-style-name="Text_20_body">
      <style:text-properties fo:language="cs" fo:country="CZ" officeooo:rsid="0036beea" officeooo:paragraph-rsid="0036beea" fo:background-color="#ffff00"/>
    </style:style>
    <style:style style:name="P11" style:family="paragraph" style:parent-style-name="Text_20_body">
      <style:text-properties style:font-name="Liberation Mono" fo:font-size="10pt" fo:language="cs" fo:country="CZ" officeooo:rsid="00237ec9" officeooo:paragraph-rsid="003bdecf" style:font-size-asian="10pt" style:font-size-complex="10pt"/>
    </style:style>
    <style:style style:name="P12" style:family="paragraph" style:parent-style-name="Text_20_body">
      <style:text-properties style:font-name="Liberation Mono" fo:font-size="10pt" fo:language="cs" fo:country="CZ" officeooo:rsid="00237ec9" officeooo:paragraph-rsid="0031b82a" style:font-size-asian="10pt" style:font-size-complex="10pt"/>
    </style:style>
    <style:style style:name="P13" style:family="paragraph" style:parent-style-name="Text_20_body">
      <style:text-properties style:font-name="Liberation Mono" fo:font-size="10pt" fo:language="cs" fo:country="CZ" officeooo:rsid="00237ec9" officeooo:paragraph-rsid="00314879" style:font-size-asian="10pt" style:font-size-complex="10pt"/>
    </style:style>
    <style:style style:name="P14" style:family="paragraph" style:parent-style-name="Text_20_body">
      <style:text-properties style:font-name="Liberation Mono" fo:font-size="10pt" fo:language="cs" fo:country="CZ" officeooo:rsid="00237ec9" officeooo:paragraph-rsid="00600982" style:font-size-asian="10pt" style:font-size-complex="10pt"/>
    </style:style>
    <style:style style:name="P15" style:family="paragraph" style:parent-style-name="Text_20_body">
      <style:text-properties style:font-name="Liberation Mono" fo:font-size="10pt" fo:language="cs" fo:country="CZ" officeooo:rsid="00237ec9" officeooo:paragraph-rsid="0090f87d" style:font-size-asian="10pt" style:font-size-complex="10pt"/>
    </style:style>
    <style:style style:name="P16" style:family="paragraph" style:parent-style-name="Text_20_body">
      <style:text-properties style:font-name="Liberation Mono" fo:font-size="10pt" fo:language="cs" fo:country="CZ" officeooo:rsid="00542f18" officeooo:paragraph-rsid="00542f18" style:font-size-asian="10pt" style:font-size-complex="10pt"/>
    </style:style>
    <style:style style:name="P17" style:family="paragraph" style:parent-style-name="Text_20_body">
      <style:text-properties style:font-name="Liberation Mono" fo:font-size="10pt" fo:language="cs" fo:country="CZ" officeooo:rsid="00542f18" officeooo:paragraph-rsid="005a147b" style:font-size-asian="10pt" style:font-size-complex="10pt"/>
    </style:style>
    <style:style style:name="P18" style:family="paragraph" style:parent-style-name="Text_20_body">
      <style:text-properties style:font-name="Liberation Mono" fo:font-size="10pt" fo:language="cs" fo:country="CZ" officeooo:rsid="005769b4" officeooo:paragraph-rsid="002b0e54" style:font-size-asian="10pt" style:font-size-complex="10pt"/>
    </style:style>
    <style:style style:name="P19" style:family="paragraph" style:parent-style-name="Text_20_body">
      <style:text-properties style:font-name="Liberation Mono" fo:font-size="10pt" fo:language="cs" fo:country="CZ" officeooo:rsid="00a7cb9e" officeooo:paragraph-rsid="00a7cb9e" style:font-size-asian="10pt" style:font-size-complex="10pt"/>
    </style:style>
    <style:style style:name="P20" style:family="paragraph" style:parent-style-name="Text_20_body">
      <style:text-properties style:font-name="Liberation Mono" fo:font-size="10pt" fo:language="cs" fo:country="CZ" officeooo:rsid="00237ec9" officeooo:paragraph-rsid="007b97fc" fo:background-color="transparent" style:font-size-asian="10pt" style:font-size-complex="10pt"/>
    </style:style>
    <style:style style:name="P21" style:family="paragraph" style:parent-style-name="Text_20_body">
      <style:text-properties style:font-name="Liberation Mono" fo:font-size="10pt" fo:language="cs" fo:country="CZ" officeooo:rsid="00237ec9" officeooo:paragraph-rsid="0090f87d" fo:background-color="transparent" style:font-size-asian="10pt" style:font-size-complex="10pt"/>
    </style:style>
    <style:style style:name="P22" style:family="paragraph" style:parent-style-name="Text_20_body">
      <style:text-properties style:font-name="Liberation Mono" fo:font-size="10pt" fo:language="cs" fo:country="CZ" officeooo:rsid="00237ec9" officeooo:paragraph-rsid="0093fe75" fo:background-color="transparent" style:font-size-asian="10pt" style:font-size-complex="10pt"/>
    </style:style>
    <style:style style:name="P23" style:family="paragraph" style:parent-style-name="Text_20_body">
      <style:text-properties style:font-name="Liberation Mono" fo:font-size="10pt" officeooo:rsid="002eec8f" officeooo:paragraph-rsid="00632750" style:font-size-asian="10pt" style:font-size-complex="10pt"/>
    </style:style>
    <style:style style:name="P24" style:family="paragraph" style:parent-style-name="Text_20_body">
      <style:text-properties style:font-name="Liberation Mono" fo:font-size="10pt" officeooo:rsid="002eec8f" officeooo:paragraph-rsid="001dc521" style:font-size-asian="10pt" style:font-size-complex="10pt"/>
    </style:style>
    <style:style style:name="P25" style:family="paragraph" style:parent-style-name="Text_20_body">
      <style:text-properties style:font-name="Liberation Mono" fo:font-size="10pt" officeooo:rsid="0011696a" officeooo:paragraph-rsid="0069aeb7" style:font-size-asian="10pt" style:font-size-complex="10pt"/>
    </style:style>
    <style:style style:name="P26" style:family="paragraph" style:parent-style-name="Text_20_body">
      <style:text-properties style:font-name="Liberation Mono" fo:font-size="10pt" fo:language="en" fo:country="US" officeooo:rsid="00528c27" officeooo:paragraph-rsid="00528c27" style:font-size-asian="10pt" style:font-size-complex="10pt"/>
    </style:style>
    <style:style style:name="P27" style:family="paragraph" style:parent-style-name="Text_20_body">
      <style:text-properties style:font-name="Liberation Mono" fo:font-size="10pt" fo:language="en" fo:country="US" officeooo:rsid="00528c27" officeooo:paragraph-rsid="00542f18" style:font-size-asian="10pt" style:font-size-complex="10pt"/>
    </style:style>
    <style:style style:name="P28" style:family="paragraph" style:parent-style-name="Text_20_body">
      <style:text-properties style:font-name="Liberation Mono" fo:font-size="10pt" fo:language="en" fo:country="US" officeooo:rsid="00632750" officeooo:paragraph-rsid="00632750" style:font-size-asian="10pt" style:font-size-complex="10pt"/>
    </style:style>
    <style:style style:name="P29" style:family="paragraph" style:parent-style-name="Text_20_body">
      <style:text-properties style:font-name="Liberation Mono" fo:font-size="10pt" fo:language="en" fo:country="US" officeooo:rsid="0053eb40" officeooo:paragraph-rsid="0053eb40" style:font-size-asian="10pt" style:font-size-complex="10pt"/>
    </style:style>
    <style:style style:name="P30" style:family="paragraph" style:parent-style-name="Text_20_body">
      <style:text-properties style:font-name="Liberation Mono" fo:font-size="10pt" fo:language="en" fo:country="US" officeooo:rsid="0079f29e" officeooo:paragraph-rsid="008dd755" style:font-size-asian="10pt" style:font-size-complex="10pt"/>
    </style:style>
    <style:style style:name="P31" style:family="paragraph" style:parent-style-name="Text_20_body">
      <style:text-properties officeooo:rsid="003bdecf" officeooo:paragraph-rsid="003bdecf"/>
    </style:style>
    <style:style style:name="P32" style:family="paragraph" style:parent-style-name="Text_20_body">
      <style:text-properties officeooo:rsid="003ee4dc" officeooo:paragraph-rsid="00600982"/>
    </style:style>
    <style:style style:name="P33"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34"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style:font-size-asian="10pt" style:font-size-complex="10pt"/>
    </style:style>
    <style:style style:name="P35" style:family="paragraph" style:parent-style-name="Text_20_body">
      <style:text-properties fo:font-variant="normal" fo:text-transform="none" fo:color="#000000" style:font-name="Liberation Mono" fo:font-size="10pt" fo:letter-spacing="normal" fo:language="cs" fo:country="CZ" fo:font-style="normal" fo:font-weight="normal" officeooo:rsid="00237ec9" officeooo:paragraph-rsid="009ce637" fo:background-color="transparent" style:font-size-asian="10pt" style:font-size-complex="10pt"/>
    </style:style>
    <style:style style:name="P36" style:family="paragraph" style:parent-style-name="Text_20_body">
      <style:text-properties fo:font-variant="normal" fo:text-transform="none" fo:color="#000000" style:font-name="Liberation Mono" fo:font-size="10pt" fo:letter-spacing="normal" fo:language="en" fo:country="US" fo:font-style="normal" fo:font-weight="normal" officeooo:rsid="00715cfa" officeooo:paragraph-rsid="00715cfa" style:font-size-asian="10pt" style:font-size-complex="10pt"/>
    </style:style>
    <style:style style:name="P37" style:family="paragraph" style:parent-style-name="Text_20_body">
      <style:text-properties officeooo:rsid="004f5630" officeooo:paragraph-rsid="004f5630"/>
    </style:style>
    <style:style style:name="P38" style:family="paragraph" style:parent-style-name="Text_20_body">
      <style:text-properties officeooo:rsid="004f5630" officeooo:paragraph-rsid="00907ae6"/>
    </style:style>
    <style:style style:name="P39" style:family="paragraph" style:parent-style-name="Text_20_body">
      <style:text-properties officeooo:rsid="004f5630" officeooo:paragraph-rsid="00a7cb9e"/>
    </style:style>
    <style:style style:name="P40" style:family="paragraph" style:parent-style-name="Text_20_body">
      <style:text-properties officeooo:rsid="00528c27" officeooo:paragraph-rsid="00528c27"/>
    </style:style>
    <style:style style:name="P41" style:family="paragraph" style:parent-style-name="Text_20_body">
      <style:text-properties officeooo:rsid="0031b82a" officeooo:paragraph-rsid="0031b82a"/>
    </style:style>
    <style:style style:name="P42" style:family="paragraph" style:parent-style-name="Text_20_body">
      <style:text-properties officeooo:rsid="005b8b12" officeooo:paragraph-rsid="005b8b12"/>
    </style:style>
    <style:style style:name="P43" style:family="paragraph" style:parent-style-name="Text_20_body">
      <style:text-properties officeooo:rsid="005b8b12" officeooo:paragraph-rsid="00828af5"/>
    </style:style>
    <style:style style:name="P44" style:family="paragraph" style:parent-style-name="Text_20_body">
      <style:text-properties officeooo:rsid="00677bff" officeooo:paragraph-rsid="00677bff"/>
    </style:style>
    <style:style style:name="P45" style:family="paragraph" style:parent-style-name="Text_20_body">
      <style:text-properties officeooo:rsid="00677bff" officeooo:paragraph-rsid="0077667d"/>
    </style:style>
    <style:style style:name="P46" style:family="paragraph" style:parent-style-name="Text_20_body">
      <style:text-properties officeooo:rsid="000cf24e" officeooo:paragraph-rsid="0069aeb7"/>
    </style:style>
    <style:style style:name="P47" style:family="paragraph" style:parent-style-name="Text_20_body">
      <style:text-properties officeooo:rsid="000a55a3" officeooo:paragraph-rsid="0069aeb7"/>
    </style:style>
    <style:style style:name="P48" style:family="paragraph" style:parent-style-name="Text_20_body">
      <style:text-properties officeooo:rsid="0011696a" officeooo:paragraph-rsid="0069aeb7"/>
    </style:style>
    <style:style style:name="P49" style:family="paragraph" style:parent-style-name="Text_20_body">
      <style:text-properties officeooo:rsid="001731a4" officeooo:paragraph-rsid="0069aeb7"/>
    </style:style>
    <style:style style:name="P50" style:family="paragraph" style:parent-style-name="Text_20_body">
      <style:text-properties officeooo:rsid="006caa56" officeooo:paragraph-rsid="006caa56"/>
    </style:style>
    <style:style style:name="P51" style:family="paragraph" style:parent-style-name="Text_20_body">
      <style:text-properties officeooo:rsid="00730a20" officeooo:paragraph-rsid="00730a20"/>
    </style:style>
    <style:style style:name="P52" style:family="paragraph" style:parent-style-name="Text_20_body">
      <style:text-properties officeooo:rsid="00406d01" officeooo:paragraph-rsid="00600982"/>
    </style:style>
    <style:style style:name="P53" style:family="paragraph" style:parent-style-name="Text_20_body">
      <style:text-properties officeooo:rsid="002dee93" officeooo:paragraph-rsid="002dee93"/>
    </style:style>
    <style:style style:name="P54" style:family="paragraph" style:parent-style-name="Text_20_body">
      <style:text-properties officeooo:rsid="007b97fc" officeooo:paragraph-rsid="007b97fc"/>
    </style:style>
    <style:style style:name="P55" style:family="paragraph" style:parent-style-name="Text_20_body">
      <style:text-properties officeooo:rsid="0024508c" officeooo:paragraph-rsid="008dd755"/>
    </style:style>
    <style:style style:name="P56" style:family="paragraph" style:parent-style-name="Text_20_body">
      <style:text-properties officeooo:rsid="008dd755" officeooo:paragraph-rsid="008dd755"/>
    </style:style>
    <style:style style:name="P57" style:family="paragraph" style:parent-style-name="Text_20_body">
      <style:text-properties officeooo:rsid="008f152c" officeooo:paragraph-rsid="0090f87d"/>
    </style:style>
    <style:style style:name="P58" style:family="paragraph" style:parent-style-name="Text_20_body">
      <style:text-properties officeooo:rsid="008f152c" officeooo:paragraph-rsid="0090f87d" fo:background-color="transparent"/>
    </style:style>
    <style:style style:name="P59" style:family="paragraph" style:parent-style-name="Text_20_body">
      <style:text-properties officeooo:rsid="0090f87d" officeooo:paragraph-rsid="0090f87d" fo:background-color="transparent"/>
    </style:style>
    <style:style style:name="P60" style:family="paragraph" style:parent-style-name="Text_20_body">
      <style:text-properties officeooo:rsid="0093fe75" officeooo:paragraph-rsid="0093fe75"/>
    </style:style>
    <style:style style:name="P61" style:family="paragraph" style:parent-style-name="Text_20_body">
      <style:text-properties officeooo:rsid="0095664d" officeooo:paragraph-rsid="0095664d"/>
    </style:style>
    <style:style style:name="P62" style:family="paragraph" style:parent-style-name="Text_20_body">
      <style:text-properties officeooo:rsid="0097841a" officeooo:paragraph-rsid="00a1b57c"/>
    </style:style>
    <style:style style:name="P63" style:family="paragraph" style:parent-style-name="Text_20_body">
      <style:text-properties officeooo:rsid="00359ef1" officeooo:paragraph-rsid="009c4906"/>
    </style:style>
    <style:style style:name="P64" style:family="paragraph" style:parent-style-name="Text_20_body">
      <style:text-properties officeooo:rsid="005ed2e7" officeooo:paragraph-rsid="009c4906"/>
    </style:style>
    <style:style style:name="P65" style:family="paragraph" style:parent-style-name="Text_20_body">
      <style:text-properties officeooo:rsid="007d4e59" officeooo:paragraph-rsid="009c4906"/>
    </style:style>
    <style:style style:name="P66" style:family="paragraph" style:parent-style-name="Text_20_body">
      <style:text-properties officeooo:rsid="00439e39" officeooo:paragraph-rsid="009ce637"/>
    </style:style>
    <style:style style:name="P67" style:family="paragraph" style:parent-style-name="Text_20_body">
      <style:text-properties officeooo:rsid="004d52ae" officeooo:paragraph-rsid="009ce637"/>
    </style:style>
    <style:style style:name="P68" style:family="paragraph" style:parent-style-name="Text_20_body">
      <style:text-properties officeooo:rsid="00453a90" officeooo:paragraph-rsid="009ce637"/>
    </style:style>
    <style:style style:name="P69" style:family="paragraph" style:parent-style-name="Text_20_body">
      <style:text-properties officeooo:rsid="00453a90" officeooo:paragraph-rsid="009e74ac"/>
    </style:style>
    <style:style style:name="P70" style:family="paragraph" style:parent-style-name="Text_20_body">
      <style:text-properties officeooo:rsid="006a375e" officeooo:paragraph-rsid="009ce637"/>
    </style:style>
    <style:style style:name="P71" style:family="paragraph" style:parent-style-name="Text_20_body">
      <style:text-properties officeooo:rsid="0071f7d4" officeooo:paragraph-rsid="009ce637"/>
    </style:style>
    <style:style style:name="P72" style:family="paragraph" style:parent-style-name="Text_20_body">
      <style:text-properties fo:font-style="italic" officeooo:rsid="0049dd71" officeooo:paragraph-rsid="009ce637" style:font-style-asian="italic" style:font-style-complex="italic"/>
    </style:style>
    <style:style style:name="P73" style:family="paragraph" style:parent-style-name="Text_20_body">
      <style:text-properties officeooo:rsid="00459df6" officeooo:paragraph-rsid="009ce637"/>
    </style:style>
    <style:style style:name="P74" style:family="paragraph" style:parent-style-name="Text_20_body">
      <style:text-properties officeooo:rsid="0046377b" officeooo:paragraph-rsid="009ce637"/>
    </style:style>
    <style:style style:name="P75" style:family="paragraph" style:parent-style-name="Text_20_body">
      <style:text-properties officeooo:rsid="00237ec9" officeooo:paragraph-rsid="00a0ca0c"/>
    </style:style>
    <style:style style:name="P76" style:family="paragraph" style:parent-style-name="Text_20_body">
      <style:text-properties officeooo:rsid="00a2a83c" officeooo:paragraph-rsid="00a2a83c"/>
    </style:style>
    <style:style style:name="P77" style:family="paragraph" style:parent-style-name="Text_20_body">
      <style:text-properties officeooo:rsid="0077667d" officeooo:paragraph-rsid="0077667d"/>
    </style:style>
    <style:style style:name="P78" style:family="paragraph" style:parent-style-name="Text_20_body">
      <style:text-properties officeooo:rsid="001c1a15" officeooo:paragraph-rsid="00a7cb9e"/>
    </style:style>
    <style:style style:name="P79" style:family="paragraph" style:parent-style-name="Text_20_body">
      <style:text-properties officeooo:rsid="00a7cb9e" officeooo:paragraph-rsid="00a7cb9e"/>
    </style:style>
    <style:style style:name="P80" style:family="paragraph" style:parent-style-name="Text_20_body">
      <style:text-properties officeooo:rsid="00a8913c" officeooo:paragraph-rsid="00a8913c"/>
    </style:style>
    <style:style style:name="P81" style:family="paragraph" style:parent-style-name="Text_20_body">
      <style:text-properties officeooo:rsid="001370f9" officeooo:paragraph-rsid="00a8913c"/>
    </style:style>
    <style:style style:name="P82" style:family="paragraph" style:parent-style-name="Text_20_body">
      <style:text-properties officeooo:rsid="00bc529f" officeooo:paragraph-rsid="00bc529f"/>
    </style:style>
    <style:style style:name="P83"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c6f9d" officeooo:paragraph-rsid="002c6f9d"/>
    </style:style>
    <style:style style:name="P84"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42f18" officeooo:paragraph-rsid="00542f18"/>
    </style:style>
    <style:style style:name="P85"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3eb40" officeooo:paragraph-rsid="0053eb40"/>
    </style:style>
    <style:style style:name="P86"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528c27" officeooo:paragraph-rsid="00528c27"/>
    </style:style>
    <style:style style:name="P87"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32750" officeooo:paragraph-rsid="0063d80c"/>
    </style:style>
    <style:style style:name="P88"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2046f2" officeooo:paragraph-rsid="005a147b"/>
    </style:style>
    <style:style style:name="P89"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6b9f2c" officeooo:paragraph-rsid="006b9f2c"/>
    </style:style>
    <style:style style:name="P90"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7319f2" officeooo:paragraph-rsid="007319f2"/>
    </style:style>
    <style:style style:name="P91" style:family="paragraph" style:parent-style-name="Text_20_body" style:master-page-name="">
      <loext:graphic-properties draw:fill="none"/>
      <style:paragraph-properties fo:margin-left="1cm" fo:margin-right="0cm" fo:margin-top="0cm" fo:margin-bottom="0.247cm" loext:contextual-spacing="false" fo:line-height="120%" fo:text-indent="0cm" style:auto-text-indent="false" style:page-number="auto" fo:background-color="transparent"/>
      <style:text-properties officeooo:rsid="001ebfb5" officeooo:paragraph-rsid="005769b4"/>
    </style:style>
    <style:style style:name="P92"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b9f2c" officeooo:paragraph-rsid="006b9f2c"/>
    </style:style>
    <style:style style:name="P93"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5a3c" officeooo:paragraph-rsid="006c5a3c"/>
    </style:style>
    <style:style style:name="P94"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caa56" officeooo:paragraph-rsid="006caa56"/>
    </style:style>
    <style:style style:name="P95"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d7fe1" officeooo:paragraph-rsid="006d7fe1"/>
    </style:style>
    <style:style style:name="P96"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6f2a10" officeooo:paragraph-rsid="006f2a10"/>
    </style:style>
    <style:style style:name="P97"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en" fo:country="US" officeooo:rsid="0070081e" officeooo:paragraph-rsid="0070081e"/>
    </style:style>
    <style:style style:name="P98"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7319f2" officeooo:paragraph-rsid="007319f2"/>
    </style:style>
    <style:style style:name="P99"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fo:language="cs" fo:country="CZ" officeooo:rsid="00237ec9" officeooo:paragraph-rsid="005ac53c"/>
    </style:style>
    <style:style style:name="P100"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542f18" officeooo:paragraph-rsid="007319f2"/>
    </style:style>
    <style:style style:name="P101" style:family="paragraph" style:parent-style-name="Text_20_body">
      <loext:graphic-properties draw:fill="none"/>
      <style:paragraph-properties fo:margin-left="1cm" fo:margin-right="0cm" fo:margin-top="0cm" fo:margin-bottom="0.247cm" loext:contextual-spacing="false" fo:line-height="120%" fo:text-indent="0cm" style:auto-text-indent="false" fo:background-color="transparent"/>
      <style:text-properties officeooo:rsid="00a58018" officeooo:paragraph-rsid="00a58018"/>
    </style:style>
    <style:style style:name="P102" style:family="paragraph" style:parent-style-name="Standard">
      <loext:graphic-properties draw:fill="none"/>
      <style:paragraph-properties fo:margin-left="1cm" fo:margin-right="0cm" fo:margin-top="0cm" fo:margin-bottom="0.247cm" loext:contextual-spacing="false" fo:line-height="120%" fo:text-indent="0cm" style:auto-text-indent="false" fo:background-color="transparent"/>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officeooo:paragraph-rsid="005ac53c" style:letter-kerning="true" style:font-size-asian="10pt" style:font-style-asian="normal" style:font-weight-asian="normal" style:font-size-complex="10pt" style:text-emphasize="none"/>
    </style:style>
    <style:style style:name="P103" style:family="paragraph" style:parent-style-name="Text_20_body">
      <style:paragraph-properties fo:margin-top="0cm" fo:margin-bottom="0cm" loext:contextual-spacing="false" fo:line-height="100%" style:writing-mode="page"/>
      <style:text-properties style:font-name="Liberation Mono" fo:font-size="10pt" fo:language="en" fo:country="US" officeooo:rsid="0032d223" officeooo:paragraph-rsid="0032d223" style:font-size-asian="10pt" style:font-size-complex="10pt"/>
    </style:style>
    <style:style style:name="P104"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font-variant="normal" fo:text-transform="none" fo:color="#24292e" style:font-name="SFMono-Regular" fo:font-size="9.75pt" fo:letter-spacing="normal" fo:font-style="normal" fo:font-weight="normal" fo:background-color="#ffff00"/>
    </style:style>
    <style:style style:name="P105" style:family="paragraph" style:parent-style-name="Preformatted_20_Text">
      <loext:graphic-properties draw:fill="solid" draw:fill-color="#f6f8fa" draw:opacity="100%"/>
      <style:paragraph-properties fo:margin-top="0cm" fo:margin-bottom="0cm" loext:contextual-spacing="false" fo:line-height="145%" fo:orphans="2" fo:widows="2" fo:background-color="#f6f8fa" fo:padding="0cm" fo:border="none"/>
      <style:text-properties fo:background-color="#ffff00"/>
    </style:style>
    <style:style style:name="P106" style:family="paragraph" style:parent-style-name="Preformatted_20_Text">
      <style:text-properties fo:font-variant="normal" fo:text-transform="none" fo:color="#24292e" style:font-name="SFMono-Regular" fo:font-size="9.75pt" fo:letter-spacing="normal" fo:language="cs" fo:country="CZ" fo:font-style="normal" fo:font-weight="normal" officeooo:rsid="0036beea" officeooo:paragraph-rsid="0036beea" fo:background-color="#ffff00"/>
    </style:style>
    <style:style style:name="P107"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b9f2c" style:font-size-asian="10pt" style:font-size-complex="10pt"/>
    </style:style>
    <style:style style:name="P108"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70081e" style:font-size-asian="10pt" style:font-size-complex="10pt"/>
    </style:style>
    <style:style style:name="P109"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5a3c" style:font-size-asian="10pt" style:font-size-complex="10pt"/>
    </style:style>
    <style:style style:name="P110"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caa56" style:font-size-asian="10pt" style:font-size-complex="10pt"/>
    </style:style>
    <style:style style:name="P111"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237ec9" officeooo:paragraph-rsid="006d7fe1" style:font-size-asian="10pt" style:font-size-complex="10pt"/>
    </style:style>
    <style:style style:name="P112" style:family="paragraph" style:parent-style-name="Text_20_body" style:master-page-name="">
      <style:paragraph-properties style:page-number="auto"/>
      <style:text-properties fo:font-variant="normal" fo:text-transform="none" fo:color="#000000" style:font-name="Liberation Mono" fo:font-size="10pt" fo:letter-spacing="normal" fo:language="cs" fo:country="CZ" fo:font-style="normal" fo:font-weight="normal" officeooo:rsid="0070081e" officeooo:paragraph-rsid="0070081e" style:font-size-asian="10pt" style:font-size-complex="10pt"/>
    </style:style>
    <style:style style:name="P11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officeooo:rsid="0070081e" officeooo:paragraph-rsid="0070081e"/>
    </style:style>
    <style:style style:name="P114"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cs" fo:country="CZ" fo:font-style="normal" fo:text-shadow="none" style:text-underline-style="none" fo:font-weight="normal" officeooo:rsid="00237ec9" style:letter-kerning="true" style:font-size-asian="10pt" style:font-style-asian="normal" style:font-weight-asian="normal" style:font-size-complex="10pt" style:text-emphasize="none"/>
    </style:style>
    <style:style style:name="P115" style:family="paragraph" style:parent-style-name="Standard">
      <style:paragraph-properties fo:margin-left="0cm" fo:margin-right="0cm" fo:margin-top="0cm" fo:margin-bottom="0cm" loext:contextual-spacing="false" style:line-height-at-least="0cm" fo:text-align="start" style:justify-single-word="false" fo:text-indent="0cm" style:auto-text-indent="false" style:writing-mode="lr-tb"/>
      <style:text-properties fo:color="#000000" style:text-outline="false" style:text-line-through-style="none" style:text-line-through-type="none" style:font-name="Liberation Mono" fo:font-size="10pt" fo:letter-spacing="normal" fo:language="en" fo:country="US" fo:font-style="normal" fo:text-shadow="none" style:text-underline-style="none" fo:font-weight="normal" officeooo:rsid="00406d01" style:letter-kerning="true" style:font-size-asian="10pt" style:font-style-asian="normal" style:font-weight-asian="normal" style:font-size-complex="10pt" style:text-emphasize="none"/>
    </style:style>
    <style:style style:name="P116" style:family="paragraph" style:parent-style-name="Text_20_body">
      <style:paragraph-properties fo:margin-left="1.27cm" fo:margin-right="0cm" fo:text-indent="0cm" style:auto-text-indent="false"/>
      <style:text-properties officeooo:rsid="005b8b12" officeooo:paragraph-rsid="00807624"/>
    </style:style>
    <style:style style:name="P117" style:family="paragraph" style:parent-style-name="Text_20_body">
      <style:paragraph-properties fo:margin-left="1.27cm" fo:margin-right="0cm" fo:text-indent="0cm" style:auto-text-indent="false"/>
      <style:text-properties officeooo:rsid="005b8b12" officeooo:paragraph-rsid="009a6c01"/>
    </style:style>
    <style:style style:name="P118" style:family="paragraph" style:parent-style-name="Text_20_body">
      <style:paragraph-properties fo:margin-left="1.27cm" fo:margin-right="0cm" fo:text-indent="0cm" style:auto-text-indent="false"/>
      <style:text-properties officeooo:rsid="00807624" officeooo:paragraph-rsid="00807624"/>
    </style:style>
    <style:style style:name="P119" style:family="paragraph" style:parent-style-name="Text_20_body">
      <style:paragraph-properties fo:margin-left="1.27cm" fo:margin-right="0cm" fo:text-indent="0cm" style:auto-text-indent="false"/>
      <style:text-properties officeooo:rsid="00828af5" officeooo:paragraph-rsid="00828af5"/>
    </style:style>
    <style:style style:name="P120" style:family="paragraph" style:parent-style-name="Heading_20_1">
      <style:text-properties officeooo:rsid="001c1a15" officeooo:paragraph-rsid="001c1a15"/>
    </style:style>
    <style:style style:name="P121" style:family="paragraph" style:parent-style-name="Heading_20_1">
      <style:text-properties officeooo:rsid="0095664d" officeooo:paragraph-rsid="0095664d"/>
    </style:style>
    <style:style style:name="P122" style:family="paragraph" style:parent-style-name="Heading_20_1">
      <style:text-properties officeooo:rsid="0069aeb7" officeooo:paragraph-rsid="0069aeb7"/>
    </style:style>
    <style:style style:name="P123" style:family="paragraph" style:parent-style-name="Heading_20_1">
      <style:text-properties fo:language="en" fo:country="US" officeooo:rsid="006b8f6e" officeooo:paragraph-rsid="006b8f6e"/>
    </style:style>
    <style:style style:name="P124" style:family="paragraph" style:parent-style-name="Heading_20_3">
      <style:text-properties officeooo:rsid="00528c27" officeooo:paragraph-rsid="00528c27"/>
    </style:style>
    <style:style style:name="P125" style:family="paragraph" style:parent-style-name="Heading_20_3">
      <style:text-properties officeooo:rsid="0056da22" officeooo:paragraph-rsid="0056da22"/>
    </style:style>
    <style:style style:name="P126" style:family="paragraph" style:parent-style-name="Heading_20_2">
      <style:text-properties officeooo:rsid="00a7cb9e" officeooo:paragraph-rsid="00a7cb9e"/>
    </style:style>
    <style:style style:name="P127" style:family="paragraph" style:parent-style-name="Heading_20_2">
      <style:text-properties officeooo:rsid="008dd755" officeooo:paragraph-rsid="008dd755"/>
    </style:style>
    <style:style style:name="P128" style:family="paragraph" style:parent-style-name="Heading_20_2">
      <style:text-properties officeooo:rsid="00359ef1" officeooo:paragraph-rsid="009c4906"/>
    </style:style>
    <style:style style:name="P129" style:family="paragraph" style:parent-style-name="Heading_20_2">
      <style:text-properties officeooo:rsid="009ce637" officeooo:paragraph-rsid="009ce637"/>
    </style:style>
    <style:style style:name="P130" style:family="paragraph" style:parent-style-name="Heading_20_2">
      <style:text-properties fo:language="en" fo:country="US" officeooo:rsid="00a96e3f" officeooo:paragraph-rsid="00a96e3f"/>
    </style:style>
    <style:style style:name="P131" style:family="paragraph" style:parent-style-name="Heading_20_2">
      <style:text-properties fo:language="en" fo:country="US" officeooo:rsid="006b9f2c" officeooo:paragraph-rsid="006b9f2c"/>
    </style:style>
    <style:style style:name="P132" style:family="paragraph" style:parent-style-name="Heading_20_2">
      <style:text-properties fo:language="en" fo:country="US" officeooo:rsid="006caa56" officeooo:paragraph-rsid="006caa56"/>
    </style:style>
    <style:style style:name="P133" style:family="paragraph" style:parent-style-name="Heading_20_2">
      <style:text-properties fo:language="en" fo:country="US" officeooo:rsid="0070081e" officeooo:paragraph-rsid="0070081e"/>
    </style:style>
    <style:style style:name="P134" style:family="paragraph" style:parent-style-name="Heading_20_2">
      <style:text-properties officeooo:rsid="0097841a" officeooo:paragraph-rsid="00a1b57c"/>
    </style:style>
    <style:style style:name="P135" style:family="paragraph" style:parent-style-name="Heading_20_2">
      <style:text-properties officeooo:paragraph-rsid="00a1b57c"/>
    </style:style>
    <style:style style:name="P136" style:family="paragraph" style:parent-style-name="Heading_20_2">
      <style:text-properties officeooo:rsid="0093fe75" officeooo:paragraph-rsid="0093fe75"/>
    </style:style>
    <style:style style:name="P137" style:family="paragraph" style:parent-style-name="Heading_20_2">
      <style:text-properties officeooo:rsid="0024508c" officeooo:paragraph-rsid="0095664d"/>
    </style:style>
    <style:style style:name="P138" style:family="paragraph" style:parent-style-name="Heading_20_2">
      <style:text-properties officeooo:rsid="002dee93" officeooo:paragraph-rsid="0065e99b"/>
    </style:style>
    <style:style style:name="P139" style:family="paragraph" style:parent-style-name="Heading_20_2">
      <style:text-properties officeooo:rsid="005b8b12" officeooo:paragraph-rsid="007b97fc"/>
    </style:style>
    <style:style style:name="P140" style:family="paragraph" style:parent-style-name="Heading_20_2">
      <style:text-properties officeooo:rsid="002eec8f" officeooo:paragraph-rsid="002eec8f"/>
    </style:style>
    <style:style style:name="P141" style:family="paragraph" style:parent-style-name="Heading_20_2">
      <style:text-properties officeooo:rsid="003bdecf" officeooo:paragraph-rsid="007e8bd9"/>
    </style:style>
    <style:style style:name="P142" style:family="paragraph" style:parent-style-name="Text_20_body" style:list-style-name="L1">
      <style:text-properties officeooo:rsid="0093fe75" officeooo:paragraph-rsid="0093fe75"/>
    </style:style>
    <style:style style:name="P143" style:family="paragraph" style:parent-style-name="Text_20_body" style:list-style-name="L2">
      <style:text-properties officeooo:rsid="00730a20" officeooo:paragraph-rsid="00730a20"/>
    </style:style>
    <style:style style:name="P144" style:family="paragraph" style:parent-style-name="Text_20_body">
      <style:text-properties fo:language="cs" fo:country="CZ" officeooo:rsid="0036beea" officeooo:paragraph-rsid="0036beea" fo:background-color="#ffff00"/>
    </style:style>
    <style:style style:name="P145" style:family="paragraph" style:parent-style-name="Text_20_body">
      <style:text-properties fo:language="cs" fo:country="CZ" officeooo:rsid="00be3d12" officeooo:paragraph-rsid="00be3d12" fo:background-color="transparent"/>
    </style:style>
    <style:style style:name="P146" style:family="paragraph" style:parent-style-name="Text_20_body">
      <style:text-properties style:font-name="Liberation Mono" fo:font-size="10pt" fo:language="cs" fo:country="CZ" officeooo:rsid="00be3d12" officeooo:paragraph-rsid="00be3d12" fo:background-color="transparent" style:font-size-asian="10pt" style:font-size-complex="10pt"/>
    </style:style>
    <style:style style:name="T1" style:family="text">
      <style:text-properties officeooo:rsid="002046f2"/>
    </style:style>
    <style:style style:name="T2" style:family="text">
      <style:text-properties fo:language="en" fo:country="US"/>
    </style:style>
    <style:style style:name="T3" style:family="text">
      <style:text-properties fo:language="en" fo:country="US" officeooo:rsid="006b9f2c"/>
    </style:style>
    <style:style style:name="T4" style:family="text">
      <style:text-properties fo:language="en" fo:country="US" officeooo:rsid="006c5a3c"/>
    </style:style>
    <style:style style:name="T5" style:family="text">
      <style:text-properties fo:language="en" fo:country="US" officeooo:rsid="006caa56"/>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language="en" fo:country="US" fo:font-style="normal" officeooo:rsid="006d7fe1" style:font-style-asian="normal" style:font-style-complex="normal"/>
    </style:style>
    <style:style style:name="T9" style:family="text">
      <style:text-properties fo:language="en" fo:country="US" officeooo:rsid="006d7fe1"/>
    </style:style>
    <style:style style:name="T10" style:family="text">
      <style:text-properties fo:language="en" fo:country="US" officeooo:rsid="006f2a10"/>
    </style:style>
    <style:style style:name="T11" style:family="text">
      <style:text-properties fo:language="en" fo:country="US" officeooo:rsid="0070081e"/>
    </style:style>
    <style:style style:name="T12" style:family="text">
      <style:text-properties fo:language="en" fo:country="US" officeooo:rsid="00715cfa"/>
    </style:style>
    <style:style style:name="T13" style:family="text">
      <style:text-properties fo:language="en" fo:country="US" officeooo:rsid="00855e95" fo:background-color="#ffa07a" loext:char-shading-value="0"/>
    </style:style>
    <style:style style:name="T14" style:family="text">
      <style:text-properties fo:language="en" fo:country="US" officeooo:rsid="00855e95"/>
    </style:style>
    <style:style style:name="T15" style:family="text">
      <style:text-properties fo:language="en" fo:country="US" officeooo:rsid="00a600f6"/>
    </style:style>
    <style:style style:name="T16" style:family="text">
      <style:text-properties fo:language="cs" fo:country="CZ"/>
    </style:style>
    <style:style style:name="T17" style:family="text">
      <style:text-properties fo:language="cs" fo:country="CZ" officeooo:rsid="00237ec9"/>
    </style:style>
    <style:style style:name="T18" style:family="text">
      <style:text-properties fo:language="cs" fo:country="CZ" officeooo:rsid="00314879"/>
    </style:style>
    <style:style style:name="T19" style:family="text">
      <style:text-properties fo:language="cs" fo:country="CZ" officeooo:rsid="001d4169"/>
    </style:style>
    <style:style style:name="T20" style:family="text">
      <style:text-properties fo:language="cs" fo:country="CZ" officeooo:rsid="00542f18"/>
    </style:style>
    <style:style style:name="T21" style:family="text">
      <style:text-properties fo:language="cs" fo:country="CZ" officeooo:rsid="005769b4"/>
    </style:style>
    <style:style style:name="T22" style:family="text">
      <style:text-properties fo:language="cs" fo:country="CZ" officeooo:rsid="0061d788" fo:background-color="transparent" loext:char-shading-value="0"/>
    </style:style>
    <style:style style:name="T23" style:family="text">
      <style:text-properties fo:language="cs" fo:country="CZ" officeooo:rsid="0069a742" fo:background-color="transparent" loext:char-shading-value="0"/>
    </style:style>
    <style:style style:name="T24" style:family="text">
      <style:text-properties fo:language="cs" fo:country="CZ" officeooo:rsid="007e8bd9" fo:background-color="transparent" loext:char-shading-value="0"/>
    </style:style>
    <style:style style:name="T25" style:family="text">
      <style:text-properties fo:language="cs" fo:country="CZ" officeooo:rsid="00b38a4b" fo:background-color="transparent" loext:char-shading-value="0"/>
    </style:style>
    <style:style style:name="T26" style:family="text">
      <style:text-properties fo:language="cs" fo:country="CZ" officeooo:rsid="00855e95"/>
    </style:style>
    <style:style style:name="T27" style:family="text">
      <style:text-properties fo:language="cs" fo:country="CZ" officeooo:rsid="00907ae6"/>
    </style:style>
    <style:style style:name="T28" style:family="text">
      <style:text-properties fo:language="cs" fo:country="CZ" officeooo:rsid="00a56437"/>
    </style:style>
    <style:style style:name="T29" style:family="text">
      <style:text-properties fo:language="cs" fo:country="CZ" officeooo:rsid="00a600f6"/>
    </style:style>
    <style:style style:name="T30" style:family="text">
      <style:text-properties fo:language="cs" fo:country="CZ" officeooo:rsid="00b130f6"/>
    </style:style>
    <style:style style:name="T31" style:family="text">
      <style:text-properties fo:language="cs" fo:country="CZ" officeooo:rsid="00b1385a"/>
    </style:style>
    <style:style style:name="T32" style:family="text">
      <style:text-properties fo:language="cs" fo:country="CZ" officeooo:rsid="00b2a847"/>
    </style:style>
    <style:style style:name="T33" style:family="text">
      <style:text-properties fo:language="cs" fo:country="CZ" officeooo:rsid="00b38a4b"/>
    </style:style>
    <style:style style:name="T34" style:family="text">
      <style:text-properties fo:language="cs" fo:country="CZ" officeooo:rsid="00b74216"/>
    </style:style>
    <style:style style:name="T35" style:family="text">
      <style:text-properties fo:language="cs" fo:country="CZ" officeooo:rsid="00b74216" fo:background-color="#fff200" loext:char-shading-value="0"/>
    </style:style>
    <style:style style:name="T36" style:family="text">
      <style:text-properties officeooo:rsid="002a6710"/>
    </style:style>
    <style:style style:name="T37" style:family="text">
      <style:text-properties officeooo:rsid="0031b82a"/>
    </style:style>
    <style:style style:name="T38" style:family="text">
      <style:text-properties fo:color="#032f62"/>
    </style:style>
    <style:style style:name="T39" style:family="text">
      <style:text-properties style:font-name="Liberation Mono" fo:font-size="10pt" officeooo:rsid="00542f18" style:font-size-asian="10pt" style:font-size-complex="10pt"/>
    </style:style>
    <style:style style:name="T40" style:family="text">
      <style:text-properties style:font-name="Liberation Mono" fo:font-size="10pt" officeooo:rsid="005ac53c" style:font-size-asian="10pt" style:font-size-complex="10pt"/>
    </style:style>
    <style:style style:name="T41" style:family="text">
      <style:text-properties style:font-name="Liberation Mono" fo:font-size="10pt" officeooo:rsid="00237ec9" style:font-size-asian="10pt" style:font-size-complex="10pt"/>
    </style:style>
    <style:style style:name="T42" style:family="text">
      <style:text-properties style:font-name="Liberation Mono" fo:font-size="10pt" officeooo:rsid="005b8b12" style:font-size-asian="10pt" style:font-size-complex="10pt"/>
    </style:style>
    <style:style style:name="T43" style:family="text">
      <style:text-properties style:font-name="Liberation Mono" fo:font-size="10pt" officeooo:rsid="00a8913c" style:font-size-asian="10pt" style:font-size-complex="10pt"/>
    </style:style>
    <style:style style:name="T44" style:family="text">
      <style:text-properties style:font-name="Liberation Mono" fo:font-size="10pt" fo:language="en" fo:country="US" style:font-size-asian="10pt" style:font-size-complex="10pt"/>
    </style:style>
    <style:style style:name="T45" style:family="text">
      <style:text-properties style:font-name="Liberation Mono" fo:font-size="10pt" fo:language="en" fo:country="US" officeooo:rsid="003f87d6" style:font-size-asian="10pt" style:font-size-complex="10pt"/>
    </style:style>
    <style:style style:name="T46" style:family="text">
      <style:text-properties style:font-name="Liberation Mono" fo:font-size="10pt" fo:language="en" fo:country="US" officeooo:rsid="00406d01" style:font-size-asian="10pt" style:font-size-complex="10pt"/>
    </style:style>
    <style:style style:name="T47" style:family="text">
      <style:text-properties style:font-name="Liberation Mono" fo:font-size="10pt" fo:language="en" fo:country="US" officeooo:rsid="0072e1c1" style:font-size-asian="10pt" style:font-size-complex="10pt"/>
    </style:style>
    <style:style style:name="T48" style:family="text">
      <style:text-properties style:font-name="Liberation Mono" fo:font-size="10pt" fo:language="en" fo:country="US" officeooo:rsid="00807624" style:font-size-asian="10pt" style:font-size-complex="10pt"/>
    </style:style>
    <style:style style:name="T49" style:family="text">
      <style:text-properties style:font-name="Liberation Mono" fo:font-size="10pt" fo:language="en" fo:country="US" officeooo:rsid="009a6c01" style:font-size-asian="10pt" style:font-size-complex="10pt"/>
    </style:style>
    <style:style style:name="T50" style:family="text">
      <style:text-properties style:font-name="Liberation Mono" fo:font-size="10pt" fo:language="en" fo:country="US" officeooo:rsid="00a8913c" style:font-size-asian="10pt" style:font-size-complex="10pt"/>
    </style:style>
    <style:style style:name="T51" style:family="text">
      <style:text-properties style:font-name="Liberation Mono" fo:font-size="10pt" fo:language="en" fo:country="US" officeooo:rsid="00b38a4b" style:font-size-asian="10pt" style:font-size-complex="10pt"/>
    </style:style>
    <style:style style:name="T52" style:family="text">
      <style:text-properties style:font-name="Liberation Mono" fo:font-size="10pt" fo:language="cs" fo:country="CZ" officeooo:rsid="00237ec9" style:font-size-asian="10pt" style:font-size-complex="10pt"/>
    </style:style>
    <style:style style:name="T53" style:family="text">
      <style:text-properties style:font-name="Liberation Mono" fo:font-size="10pt" fo:language="cs" fo:country="CZ" officeooo:rsid="00406d01" style:font-size-asian="10pt" style:font-size-complex="10pt"/>
    </style:style>
    <style:style style:name="T54" style:family="text">
      <style:text-properties style:font-name="Liberation Mono" fo:font-size="10pt" fo:language="cs" fo:country="CZ" officeooo:rsid="00542f18" style:font-size-asian="10pt" style:font-size-complex="10pt"/>
    </style:style>
    <style:style style:name="T55" style:family="text">
      <style:text-properties style:font-name="Liberation Mono" fo:font-size="10pt" fo:language="cs" fo:country="CZ" officeooo:rsid="005769b4" style:font-size-asian="10pt" style:font-size-complex="10pt"/>
    </style:style>
    <style:style style:name="T56" style:family="text">
      <style:text-properties style:font-name="Liberation Mono" fo:font-size="10pt" fo:language="cs" fo:country="CZ" officeooo:rsid="00825b34" style:font-size-asian="10pt" style:font-size-complex="10pt"/>
    </style:style>
    <style:style style:name="T57" style:family="text">
      <style:text-properties style:font-name="Liberation Mono" fo:font-size="10pt" fo:language="cs" fo:country="CZ" officeooo:rsid="00828af5" style:font-size-asian="10pt" style:font-size-complex="10pt"/>
    </style:style>
    <style:style style:name="T58" style:family="text">
      <style:text-properties style:font-name="Liberation Mono" fo:font-size="10pt" fo:language="cs" fo:country="CZ" officeooo:rsid="00ae3540" style:font-size-asian="10pt" style:font-size-complex="10pt"/>
    </style:style>
    <style:style style:name="T59" style:family="text">
      <style:text-properties style:font-name="Liberation Mono" fo:font-size="10pt" fo:background-color="#ffff00" loext:char-shading-value="0" style:font-size-asian="10pt" style:font-size-complex="10pt"/>
    </style:style>
    <style:style style:name="T60" style:family="text">
      <style:text-properties style:font-name="Liberation Mono" fo:font-size="10pt" officeooo:rsid="00763680" fo:background-color="#ffff00" loext:char-shading-value="0" style:font-size-asian="10pt" style:font-size-complex="10pt"/>
    </style:style>
    <style:style style:name="T61" style:family="text">
      <style:text-properties officeooo:rsid="003bdecf"/>
    </style:style>
    <style:style style:name="T62" style:family="text">
      <style:text-properties officeooo:rsid="003d6ce7"/>
    </style:style>
    <style:style style:name="T63" style:family="text">
      <style:text-properties officeooo:rsid="003f87d6"/>
    </style:style>
    <style:style style:name="T64" style:family="text">
      <style:text-properties officeooo:rsid="0041cf22"/>
    </style:style>
    <style:style style:name="T65" style:family="text">
      <style:text-properties fo:font-variant="normal" fo:text-transform="none" fo:color="#000000" style:font-name="Liberation Mono" fo:font-size="10pt" fo:letter-spacing="normal" fo:language="cs" fo:country="CZ" fo:font-style="normal" fo:font-weight="normal" style:font-size-asian="10pt" style:font-size-complex="10pt"/>
    </style:style>
    <style:style style:name="T66" style:family="text">
      <style:text-properties fo:font-variant="normal" fo:text-transform="none" fo:color="#000000" style:font-name="Liberation Mono" fo:font-size="10pt" fo:letter-spacing="normal" fo:language="cs" fo:country="CZ" fo:font-style="normal" fo:font-weight="normal" officeooo:rsid="00237ec9" style:font-size-asian="10pt" style:font-size-complex="10pt"/>
    </style:style>
    <style:style style:name="T67" style:family="text">
      <style:text-properties fo:font-variant="normal" fo:text-transform="none" fo:color="#000000" style:font-name="Liberation Mono" fo:font-size="10pt" fo:letter-spacing="normal" fo:language="cs" fo:country="CZ" fo:font-style="normal" fo:font-weight="normal" officeooo:rsid="009ce637" style:font-size-asian="10pt" style:font-size-complex="10pt"/>
    </style:style>
    <style:style style:name="T68" style:family="text">
      <style:text-properties fo:font-variant="normal" fo:text-transform="none" fo:color="#000000" style:font-name="Liberation Mono" fo:font-size="10pt" fo:letter-spacing="normal" fo:language="cs" fo:country="CZ" fo:font-style="normal" fo:font-weight="normal" fo:background-color="transparent" loext:char-shading-value="0" style:font-size-asian="10pt" style:font-size-complex="10pt"/>
    </style:style>
    <style:style style:name="T69" style:family="text">
      <style:text-properties fo:font-variant="normal" fo:text-transform="none" fo:color="#000000" style:font-name="Liberation Mono" fo:font-size="10pt" fo:letter-spacing="normal" fo:language="en" fo:country="US" fo:font-style="normal" fo:font-weight="normal" officeooo:rsid="0072e1c1" style:font-size-asian="10pt" style:font-size-complex="10pt"/>
    </style:style>
    <style:style style:name="T70" style:family="text">
      <style:text-properties fo:font-variant="normal" fo:text-transform="none" fo:color="#000000" style:font-name="Liberation Mono" fo:font-size="10pt" fo:letter-spacing="normal" fo:language="en" fo:country="US" fo:font-style="normal" fo:font-weight="normal" officeooo:rsid="007d4e59" style:font-size-asian="10pt" style:font-size-complex="10pt"/>
    </style:style>
    <style:style style:name="T71" style:family="text">
      <style:text-properties fo:font-variant="normal" fo:text-transform="none" fo:color="#000000" style:font-name="Liberation Mono" fo:font-size="10pt" fo:letter-spacing="normal" fo:language="en" fo:country="US" fo:font-style="normal" fo:font-weight="normal" officeooo:rsid="009ce637" style:font-size-asian="10pt" style:font-size-complex="10pt"/>
    </style:style>
    <style:style style:name="T72" style:family="text">
      <style:text-properties fo:font-variant="normal" fo:text-transform="none" fo:color="#000000" style:font-name="Liberation Mono" fo:font-size="10pt" fo:letter-spacing="normal" fo:language="en" fo:country="US" fo:font-style="normal" fo:font-weight="normal" officeooo:rsid="009e74ac" style:font-size-asian="10pt" style:font-size-complex="10pt"/>
    </style:style>
    <style:style style:name="T73" style:family="text">
      <style:text-properties officeooo:rsid="004aed85"/>
    </style:style>
    <style:style style:name="T74" style:family="text">
      <style:text-properties officeooo:rsid="004f5630"/>
    </style:style>
    <style:style style:name="T75" style:family="text">
      <style:text-properties officeooo:rsid="001c1a15"/>
    </style:style>
    <style:style style:name="T76" style:family="text">
      <style:text-properties officeooo:rsid="0053eb40"/>
    </style:style>
    <style:style style:name="T77" style:family="text">
      <style:text-properties officeooo:rsid="0054ccb9"/>
    </style:style>
    <style:style style:name="T78" style:family="text">
      <style:text-properties officeooo:rsid="00569424"/>
    </style:style>
    <style:style style:name="T79" style:family="text">
      <style:text-properties officeooo:rsid="0056da22"/>
    </style:style>
    <style:style style:name="T80" style:family="text">
      <style:text-properties officeooo:rsid="005769b4"/>
    </style:style>
    <style:style style:name="T81" style:family="text">
      <style:text-properties officeooo:rsid="0058b86e"/>
    </style:style>
    <style:style style:name="T82" style:family="text">
      <style:text-properties officeooo:rsid="005a147b"/>
    </style:style>
    <style:style style:name="T83" style:family="text">
      <style:text-properties officeooo:rsid="005ac53c"/>
    </style:style>
    <style:style style:name="T84" style:family="text">
      <style:text-properties officeooo:rsid="005b8b12"/>
    </style:style>
    <style:style style:name="T85" style:family="text">
      <style:text-properties officeooo:rsid="00855e95" fo:background-color="#ffa07a" loext:char-shading-value="0"/>
    </style:style>
    <style:style style:name="T86" style:family="text">
      <style:text-properties officeooo:rsid="0060eb84"/>
    </style:style>
    <style:style style:name="T87" style:family="text">
      <style:text-properties officeooo:rsid="0062b08a"/>
    </style:style>
    <style:style style:name="T88" style:family="text">
      <style:text-properties officeooo:rsid="0063d80c"/>
    </style:style>
    <style:style style:name="T89" style:family="text">
      <style:text-properties officeooo:rsid="0067e3e6"/>
    </style:style>
    <style:style style:name="T90" style:family="text">
      <style:text-properties officeooo:rsid="0014682e"/>
    </style:style>
    <style:style style:name="T91" style:family="text">
      <style:text-properties officeooo:rsid="006b9f2c"/>
    </style:style>
    <style:style style:name="T92" style:family="text">
      <style:text-properties officeooo:rsid="006c5a3c"/>
    </style:style>
    <style:style style:name="T93" style:family="text">
      <style:text-properties officeooo:rsid="0070081e"/>
    </style:style>
    <style:style style:name="T94" style:family="text">
      <style:text-properties officeooo:rsid="00542f18"/>
    </style:style>
    <style:style style:name="T95" style:family="text">
      <style:text-properties fo:font-style="italic" style:font-style-asian="italic" style:font-style-complex="italic"/>
    </style:style>
    <style:style style:name="T96" style:family="text">
      <style:text-properties fo:font-style="normal" style:font-style-asian="normal" style:font-style-complex="normal"/>
    </style:style>
    <style:style style:name="T97" style:family="text">
      <style:text-properties officeooo:rsid="0074416c"/>
    </style:style>
    <style:style style:name="T98" style:family="text">
      <style:text-properties officeooo:rsid="007471e4"/>
    </style:style>
    <style:style style:name="T99" style:family="text">
      <style:text-properties officeooo:rsid="00763680"/>
    </style:style>
    <style:style style:name="T100" style:family="text">
      <style:text-properties officeooo:rsid="00784d88"/>
    </style:style>
    <style:style style:name="T101" style:family="text">
      <style:text-properties officeooo:rsid="007b97fc"/>
    </style:style>
    <style:style style:name="T102" style:family="text">
      <style:text-properties officeooo:rsid="007f21ea"/>
    </style:style>
    <style:style style:name="T103" style:family="text">
      <style:text-properties officeooo:rsid="00858909"/>
    </style:style>
    <style:style style:name="T104" style:family="text">
      <style:text-properties officeooo:rsid="0086a739"/>
    </style:style>
    <style:style style:name="T105" style:family="text">
      <style:text-properties officeooo:rsid="008ad549"/>
    </style:style>
    <style:style style:name="T106" style:family="text">
      <style:text-properties officeooo:rsid="008b9202"/>
    </style:style>
    <style:style style:name="T107" style:family="text">
      <style:text-properties officeooo:rsid="00901f99"/>
    </style:style>
    <style:style style:name="T108" style:family="text">
      <style:text-properties fo:font-weight="normal" officeooo:rsid="0092816b" style:font-weight-asian="normal" style:font-weight-complex="normal"/>
    </style:style>
    <style:style style:name="T109" style:family="text">
      <style:text-properties officeooo:rsid="0092816b"/>
    </style:style>
    <style:style style:name="T110" style:family="text">
      <style:text-properties officeooo:rsid="009c4906"/>
    </style:style>
    <style:style style:name="T111" style:family="text">
      <style:text-properties officeooo:rsid="009ce637"/>
    </style:style>
    <style:style style:name="T112" style:family="text">
      <style:text-properties officeooo:rsid="004e788f"/>
    </style:style>
    <style:style style:name="T113" style:family="text">
      <style:text-properties officeooo:rsid="00a22bc0"/>
    </style:style>
    <style:style style:name="T114" style:family="text">
      <style:text-properties officeooo:rsid="00a2a83c"/>
    </style:style>
    <style:style style:name="T115" style:family="text">
      <style:text-properties officeooo:rsid="00a56437"/>
    </style:style>
    <style:style style:name="T116" style:family="text">
      <style:text-properties officeooo:rsid="00a58018"/>
    </style:style>
    <style:style style:name="T117" style:family="text">
      <style:text-properties officeooo:rsid="00a8913c"/>
    </style:style>
    <style:style style:name="T118" style:family="text">
      <style:text-properties officeooo:rsid="001731a4"/>
    </style:style>
    <style:style style:name="T119" style:family="text">
      <style:text-properties officeooo:rsid="00a96e3f"/>
    </style:style>
    <style:style style:name="T120" style:family="text">
      <style:text-properties officeooo:rsid="00ab224b"/>
    </style:style>
    <style:style style:name="T121" style:family="text">
      <style:text-properties officeooo:rsid="00af7fdc"/>
    </style:style>
    <style:style style:name="T122" style:family="text">
      <style:text-properties officeooo:rsid="00b130f6"/>
    </style:style>
    <style:style style:name="T123" style:family="text">
      <style:text-properties officeooo:rsid="00b2a847"/>
    </style:style>
    <style:style style:name="T124" style:family="text">
      <style:text-properties officeooo:rsid="00b532d9"/>
    </style:style>
    <style:style style:name="T125" style:family="text">
      <style:text-properties officeooo:rsid="00b8fef1"/>
    </style:style>
    <style:style style:name="T126" style:family="text">
      <style:text-properties officeooo:rsid="00ba96e7"/>
    </style:style>
    <style:style style:name="T127" style:family="text">
      <style:text-properties officeooo:rsid="00bc038e"/>
    </style:style>
    <style:style style:name="T128" style:family="text">
      <style:text-properties fo:background-color="transparent" loext:char-shading-value="0"/>
    </style:style>
    <style:style style:name="T129" style:family="text">
      <style:text-properties fo:background-color="transparent" loext:char-shading-value="0"/>
    </style:style>
    <style:style style:name="T130" style:family="text">
      <style:text-properties style:font-name="Liberation Mono"/>
    </style:style>
    <style:style style:name="T131" style:family="text">
      <style:text-properties style:font-name="Liberation Mono"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0" text:outline-level="1">Universal Dependencies do PML-TQ</text:h>
      <text:p text:style-name="P45">Nové vydání UD se vždy kopíruje do /net/data, např. /net/data/universal-dependencies-2.<text:span text:style-name="T104">2</text:span>. <text:span text:style-name="T75">Zatím se data do PML-TQ posílají z Treexu, takže nejdříve je musím nalít do HamleDTu </text:span>(/net/work/people/zeman/hamledt/populate_ud.pl <text:span text:style-name="T120">2.3</text:span>)<text:span text:style-name="T75"> a převést do Treexu. Pozor, pokud jsou v UD nové jazyky (zejména ty s třípísmennými kódy), je možné, že Treex jejich kódy nezná a odmítne je. Kódy je potřeba v Treexu přidat na dvou místech. Jednak do XML schématu, lib/Treex/Core/share/tred_extension/treex/resources/treex_subschema_langcodes.xml. A jednak do kontroly typů, lib/Treex/Core/Types.pm, hash %EXTRA_LANG_CODES.</text:span></text:p>
      <text:p text:style-name="P77">V HamleDTu je dále v Makefile cíl pmltq, který data rozseká na menší a trochu jinak pojmenované treexové soubory. <text:span text:style-name="T103">Také přidá na začátek id uzlu kód jazyka a treebanku, takže id bude jednoznačné napříč celými UD (předpokládáme, že jednoznačnost v rámci jednoho treebanku byla zajištěna už při první konverzi CoNLL-U do Treexu).</text:span></text:p>
      <text:h text:style-name="P126" text:outline-level="2">Z HamleDTu do složky projektu PML-TQ</text:h>
      <text:p text:style-name="P78">Vlézt do /net/work/projects/pmltq/bin. <text:span text:style-name="T99">Otevřít skript </text:span><text:span text:style-name="T60">get_ud.sh</text:span><text:span text:style-name="T99"> (nyní je tam jen odkaz do kopie repozitáře hamledt, kde se skript verzuje; musíme ale zajistit, aby skript byl aktuální tam). Prakticky pokaždé je potřeba v něm nejdříve zadat nové cesty (obsahují číslo verze UD) a seznam treebanků (zjišťuje se sice automaticky, ale ručně se zadává seznam treebanků, které se mají přeskočit, protože neobsahují slovní tvary).</text:span> <text:span text:style-name="T99">Pak ten skript</text:span> spustit. Tím se treexové soubory zkopírují do /net/work/projects/pmltq/data/ud2<text:span text:style-name="T121">3</text:span>/treex.</text:p>
      <text:p text:style-name="P19">cd /net/work/projects/pmltq/bin<text:line-break/>./get_ud.sh</text:p>
      <text:p text:style-name="P79">V HamleDTu se občas objevuje záhadná chyba, že některé soubory uložené Treexem nejde znova Treexem načíst, protože „za koncem dokumentu XML je ještě nějaký obsah navíc“. Nikdy jsem tam žádný viditelný obsah nenašel a při bližším zkoumání se chyba může i vytratit. Zdá se, že to nějak souvisí s ukládáním zagzipovaných souborů, ale už jsem na tuto chybu narazil i u rozbalených souborů. Každopádně většinou pomůže, když všechny treexové soubory rozgzipuju a znova zagzipuju (přímo voláním příslušných linuxových nástrojů, nikoli přes nějakou Perlovou knihovnu). Doporučuju udělat v každém případě, protože později už bych si nemusel všimnout, že u jednoho ze 12<text:span text:style-name="T122">4</text:span> treebanků nastala chyba a treebank se nevložil do PML-TQ správně. <text:span text:style-name="T122">Nyní už je volání gunzip-gzip součástí skriptu get_ud.sh, takže to nemusím volat ručně.</text:span></text:p>
      <text:p text:style-name="P39">Od této chvíle pokračujeme skriptem <text:span text:style-name="T59">pmltq</text:span> (Michal Sedlák <text:span text:style-name="T2">&amp; </text:span><text:span text:style-name="T16">Matyáš Kopp). Na ÚFALu je nainstalovaný a dá se případně aktualizovat přes CPAN (cpanm PMLTQ). </text:span><text:span text:style-name="T27">Pozor na to, abychom v Perlbrew používali verzi Perlu, pro kterou jsme nainstalovali PMLTQ. </text:span><text:span text:style-name="T30">Kromě toho</text:span><text:span text:style-name="T27"> významná část práce vyžaduje modul DBD::Pg, který nejde nainstalovat jednoduše z CPANu, protože vyžaduje nějaké binární knihovny pro práci s Postgresem, které se instalují zvlášť. </text:span><text:span text:style-name="T30">Na podzim 2018 pomohlo, když Milan nainstaloval na blackbirda postgresové balíčky Ubuntu (dokonce včetně serveru Postgres, který ale vypnul) a já jsem pak přes cpan instaloval do Perlbrew DBD::Pg. Dá se předpokládat, že ten modul funguje pouze na blackbirdu, přestože je nyní dostupný i z jiných strojů.</text:span><text:span text:style-name="T27"> Každopádně to celé </text:span><text:span text:style-name="T31">v minulosti nefungovalo na clusteru; po instalaci DBD::Pg do Perlbrew jsem to ještě netestoval.</text:span></text:p>
      <text:p text:style-name="P38"><text:soft-page-break/><text:span text:style-name="T19">Matyáš tvoří nějakou dokumentaci </text:span><text:span text:style-name="T27">k PMLTQ</text:span><text:span text:style-name="T19"> na Githubu, viz </text:span><text:a xlink:type="simple" xlink:href="https://github.com/matyaskopp/ufal/blob/master/documentation/pml-tq/pml2sql.md" text:style-name="Internet_20_link" text:visited-style-name="Visited_20_Internet_20_Link">https://github.com/matyaskopp/ufal/blob/master/documentation/pml-tq/pml2sql.md</text:a><text:span text:style-name="T19">. </text:span><text:span text:style-name="T16">Kromě toho mám n</text:span><text:span text:style-name="T75">ějaké dost staré poznámky (včetně nahrávky Michalovy přednášky před tím, než odešel z ÚFALu, tj. na konci roku 2015) uložené v C:\Users\Dan\Documents\Lingvistika\Nástroje\pmltq.</text:span></text:p>
      <text:p text:style-name="P44">cpanm -n PMLTQ … zatím raději přeskakovat testy, pro konverzi to stačí. V <text:span text:style-name="T100">listopadu</text:span> 2017 je aktuální verze 1.<text:span text:style-name="T100">4</text:span>.<text:span text:style-name="T100">0</text:span>.</text:p>
      <text:p text:style-name="P44">Netreexové neznámé PML musí mít nejdříve vytvořen stylesheet, aby šlo zobrazit v Tredu. A ze stejných důvodů to v podstatě musí být PML, protože přimět Tred, aby načetl ne-PML formát, by bylo ještě obtížnější. <text:span text:style-name="T89">V konfiguraci definovat reference v PML, aby je mohl využívat v dotazech. Pokud reference vede do jiného cílového souboru (např. v PDT jsou t-uzly a a-uzly v samostatných souborech), je nutné mu ještě říct, že si má načíst schéma pro cílový soubor (related-schema: adata...xml). Všechny cesty jsou relativní k umístění souboru pmltq.yml.</text:span></text:p>
      <text:p text:style-name="P37">Universal Dependencies jsou zvláštní tím, že nejde o jeden treebank, ale o sbírku mnoha podobných treebanků. Skript tedy budeme pouštět opakovaně s různými parametry pro jednotlivé treebanky. <text:span text:style-name="T106">Dávkové pouštění je popsáno o několik stránek níže. Následující kapitolu ale nemůžeme přeskočit, jinak později nebude k dispozici treexové schéma XML!</text:span></text:p>
      <text:h text:style-name="P127" text:outline-level="2">Treexové schéma XML</text:h>
      <text:p text:style-name="P55">PMLTQ potřebuje vidět PML schéma pro daný treebank, v našem případě zatím treexové schéma. <text:span text:style-name="T74">(Kromě toho je potřeba, aby schéma bylo k dispozici i na serveru po zprovoznění treebanku, o tom podrobněji níže.) Vytvoříme proto symbolický odkaz</text:span> resources <text:span text:style-name="T123">z datové složky příslušného vydání UD do </text:span><text:span text:style-name="T2">$TREEX/lib/Treex/Core/share/tred_extension/treex/resources/. </text:span><text:span text:style-name="T32">Nyní už by se to mělo stát automaticky na konci get_ud.sh, ale raději zkontrolovat. </text:span><text:span text:style-name="T34">(</text:span><text:span text:style-name="T35">ASI CHYBA: Nalinkovalo se to do podsložky treex a tam to import nenašel.</text:span><text:span text:style-name="T34">)</text:span></text:p>
      <text:p text:style-name="P30">ln -s /net/work/people/zeman/treex/lib/Treex/Core/share/tred_extension/treex/resources</text:p>
      <text:h text:style-name="P128" text:outline-level="2">Kopírování dat na eulera</text:h>
      <text:p text:style-name="P63">To, že <text:span text:style-name="T110">data nalijeme</text:span> do databáze, nestačí. Samotné treexové soubory musíme na eulera nakopírovat také. K zobrazování výsledků hledání se používá Tred (slouží jako „print server“ pro PML-TQ) a toho databáze nezajímá, potřebuje číst přímo soubor.treex.gz.</text:p>
      <text:p text:style-name="P64"><text:span text:style-name="T16">Kopírujeme najednou data všech UD treebanků do společné složky euler:/opt/pmltq-data/ud2</text:span><text:span text:style-name="T33">3</text:span><text:span text:style-name="T16">. </text:span><text:span text:style-name="T22">Pozor! Jak je uvedeno níže, podsložku „resources“ na eulera kopírovat nechceme. </text:span><text:span text:style-name="T23">A pokud jde o podsložku „sql_dump“, ta sice na eulerovi ničemu nevadí, ale bude tam zbytečně zabírat místo, takže ji můžeme také vynechat. </text:span><text:span text:style-name="T24">Zkopírujeme tedy pouze podsložku „treex“, nejdřív se ale musíme na eulera nalogovat a vytvořit tam složku „ud2</text:span><text:span text:style-name="T25">3</text:span><text:span text:style-name="T24">“.</text:span></text:p>
      <text:p text:style-name="P65"><text:span text:style-name="T47">s</text:span><text:span text:style-name="T44">sh pmltq@euler.ms.mff.cuni.cz<text:line-break/>mkdir -p /opt/pmltq-data/ud2</text:span><text:span text:style-name="T51">3</text:span><text:span text:style-name="T44"><text:line-break/>exit<text:line-break/>scp -r treex pmltq@euler.ms.mff.cuni.cz:/opt/pmltq-data/ud2</text:span><text:span text:style-name="T51">3</text:span><text:span text:style-name="T44">/treex</text:span></text:p>
      <text:p text:style-name="P4">[<text:span text:style-name="T16">Heslo uživatele „pmltq“ z tohoto dokumentu odstraňuju, abych mohl dokument verzovat na Githubu.</text:span>]</text:p>
      <text:h text:style-name="P129" text:outline-level="2"><text:soft-page-break/>Aktualizace treexového schématu na eulerovi</text:h>
      <text:p text:style-name="P66">XML (PML) schéma treexových dokumentů se občas mění, např. když přidám nové rysy do Intersetu, <text:span text:style-name="T111">nebo nové kódy jazyků</text:span>. <text:span text:style-name="T111">Na eulerovi udržujeme jednu kopii schématu pro všechny treebanky (nejen UD), které jsou postavené na Treexu. (Není žádoucí, aby bylo schéma uložené přímo u treebanku a aby se verze schématu u jednotlivých treexových treebanků lišily. PMLTQ server by potom stejně použil pro všechny treebanky jen jedno schéma, ale sám by si náhodně zvolil, od kterého treebanku si ho přečte. U ostatních treebanků by pak docházelo k chybám.)</text:span></text:p>
      <text:p text:style-name="P67">Print server nejdřív zkouší najít schémata u dat, jak lze zjistit na řádku začínajícím „<text:span text:style-name="T2">my $resources</text:span><text:span text:style-name="T16">“ v souboru </text:span><text:span text:style-name="T66">~/ubic/service/pmltq/print</text:span><text:span text:style-name="T16">. Pouze schémata, která se takhle nenajdou, si Tred musí opatřit, kde umí, tj. např. v treexovém rozšíření. </text:span><text:span text:style-name="T112">To rozšíření se nachází v následující složce (je do ní nalinkováno i </text:span><text:span text:style-name="T66">/opt/print-server/tred-extensions/treex</text:span><text:span text:style-name="T112">) a pozor, </text:span><text:span text:style-name="T66">/opt/treex</text:span><text:span text:style-name="T112"> je klon gitového repozitáře Treexu, takže když mu jen tak přeplácnu schéma, zkomplikuju budoucí synchronizaci.</text:span></text:p>
      <text:p text:style-name="P34">/opt/treex/lib/Treex/Core/share/tred_extension/treex/resources</text:p>
      <text:p text:style-name="P68">Vlastníkem je root, takže aktualizaci <text:span text:style-name="T111">musím</text:span> dělat nalogovaný jako zeman a s použitím sudo.</text:p>
      <text:p text:style-name="P69"><text:span text:style-name="T98">Následovně bude</text:span> také potřeba restartovat print server. Ten běží ve virtuálním x-boxu (monitoru) ubic, kde se pak výsledek uloží do SVG. <text:span text:style-name="T111">Restart může provést i uživatel pmltq bez sudo (naopak uživatel zeman ho nemá v cestě, je to /home/pmltq/perl5/perlbrew/perls/pmltq-perl/bin/ubic).</text:span></text:p>
      <text:p text:style-name="P75"><text:span text:style-name="T69">s</text:span><text:span text:style-name="T70">sh </text:span><text:span text:style-name="T71">zeman</text:span><text:span text:style-name="T70">@euler.ms.mff.cuni.cz<text:line-break/></text:span><text:span text:style-name="T71">cd </text:span><text:span text:style-name="T65">/opt/treex/lib/Treex/Core/share/tred_extension/treex/resources<text:line-break/></text:span><text:span text:style-name="T67">sudo git pull --no-edit</text:span><text:span text:style-name="T70"><text:line-break/></text:span><text:span text:style-name="T72">/home/pmltq/perl5/perlbrew/perls/pmltq-perl/bin/</text:span><text:span text:style-name="T65">ubic restart pmltq<text:line-break/></text:span><text:span text:style-name="T68">rm /opt/print-server/svg_cache/*.svg</text:span></text:p>
      <text:p text:style-name="P70">Kdyby bylo potřeba restartovat Postgres (např. teď to zrovna vypadá, že se vyčerpal počet otevřených spojení a všechno přestalo fungovat):</text:p>
      <text:p text:style-name="P34">sudo /etc/init.d/postgresql restart<text:line-break/>ubic restart pmltq</text:p>
      <text:p text:style-name="P71">(Ano, po restartu Postgresu je potřeba znova restartovat ubic pmltq, což není jen restart print serveru, ale také serveru pmltq, se kterým komunikuje webové rozhraní. Jinak bude Postgres sice komunikovat, ale webová aplikace PML-TQ nepoběží.)</text:p>
      <text:p text:style-name="P72">Podle mých poznámek z 18.12.2015 Michal Sedlák sám interpretoval treexové schéma <text:span text:style-name="T73">a měl mj. problém s tím, že ve schématu bylo napsáno, že hodnotou rysu v Intersetu je řetězec, ale v paměti se pak mohl objevit ArrayRef (v případě multihodnot, které se i v Treexu řeší nějakým hackem). Pokud vím, tak Michal tehdy doplnil nějaký hack, který tohle řešil. Ale možná je to mezitím všechno jinak, přece jen Matyáš už na tom rok a půl pracuje sám (psáno 21.6.2017).</text:span></text:p>
      <text:h text:style-name="P130" text:outline-level="2">Troubleshooting</text:h>
      <text:p text:style-name="P73">Obecně na problémy s print serverem ukazuje, když všechno funguje včetně dotazů s agregačními filtry (<text:span text:style-name="T119">tedy dotazů, které </text:span>nevracejí strom, ale tabulku), akorát stromy není vidět. Může to být způsobeno různými důvody: 1. chybí rozšíření Tredu; 2. špatná cesta k PML datům; 3. chyba v datech, která se neprojevila při konverzi, ale projeví se při vykreslení. Nejdřív samozřejmě ověřit, <text:soft-page-break/>že ten soubor jde otevřít v normálním Tredu. Pokud ano a pokud není chyba v cestě k souboru, tak je asi problém v tom rozšíření, resp. můj Tred a Tred na serveru se v nějakém důležitém aspektu liší.</text:p>
      <text:p text:style-name="P73">Dá se to zkoumat v logu print serveru, který je tady:</text:p>
      <text:p text:style-name="P34">pmltq@euler:~$ tail -F ~/ubic/log/print.log</text:p>
      <text:p text:style-name="P74">Dále nesmíme zapomínat, že SVG stromy se cachují. Jestliže jsme opravili chybu, musíme také chybný strom vymazat z cache (popř. smazat celou cache), jinak nadále uvidíme chybný strom. To platí i pro prázdné stromy ze souborů, které se nepodařilo načíst.</text:p>
      <text:p text:style-name="P35">rm /opt/print-server/svg_cache/*.svg</text:p>
      <text:h text:style-name="P134" text:outline-level="2">Přidání nových jazyků <text:span text:style-name="T114">a značek</text:span> ve webovém rozhraní</text:h>
      <text:p text:style-name="P62">Jestliže od minulého vydání přibyly v UD jazyky, které v něm dosud nebyly, zkontrolovat, že PML-TQ tyto jazyky zná (zejména jde o kód jazyka podle ISO 639 a anglický název jazyka). Nebude-li server znát kód jazyka, selže pokus o nahrání treebanku v následující<text:span text:style-name="T113">ch krocích</text:span>!</text:p>
      <text:p text:style-name="P62">Přihlásit se do webového rozhraní PML-TQ, přejít do administrace, Languages. Pokud jazyk není v seznamu, přidat ho pomocí odkazu „Create“ vpravo nahoře. Je pravděpodobné, že nepůjde vybrat správnou jazykovou rodinu – rodina je vyžadována, ale nabídka je velmi omezená a hloupá – je na to otevřené issue <text:a xlink:type="simple" xlink:href="https://github.com/ufal/perl-pmltq-web/issues/143" text:style-name="Internet_20_link" text:visited-style-name="Visited_20_Internet_20_Link">https://github.com/ufal/perl-pmltq-web/issues/143</text:a>, než se to vyřeší, dávám všem takovým jazykům skupinu „Celtic“. Taky nejde vybrat vlajku, což je mnohaletý problém s nízkou prioritou, zděděný ještě po Michalovi Sedlákovi.</text:p>
      <text:p text:style-name="P76">Při vkládání UD 2.2 experimentálně zavádím značku (tag) pro konkrétní vydání UD s tím, že by v PML-TQ mohlo vedle sebe koexistovat několik vydání, pokud se na eulera vejdou. Místo značky „Universal Dependencies“ tedy mé skripty nyní generují značku „Universal Dependencies 2.2“. To ale znamená, že novou značku musím také zavést ve webovém rozhraní dříve, než se pokusím nové treebanky zaregistrovat na serveru, jinak webupload selže!</text:p>
      <text:h text:style-name="P135" text:outline-level="2">Generování konfigurační<text:span text:style-name="T109">ch souborů a konverze všech UD treebanků z Treexu do SQL</text:span></text:h>
      <text:p text:style-name="P57">Pro jeden konkrétní treebank UD bychom konfigurační soubor vygenerovali takto:</text:p>
      <text:p text:style-name="P15">../../bin/generate_pmltq_yml_for_ud.pl --<text:span text:style-name="T124">udrel 23 --lname 'Ancient Greek' [--tname PROIEL] --ltcode grc_proiel</text:span> &gt; pmltq.yml</text:p>
      <text:p text:style-name="P58">Nicméně nemusíme uvedený skript volat pro každý treebank zvlášť. To za nás udělá skript load_universal_dependencies.pl, který ve smyčce projde všechny treebanky, vytvoří jejich konfigurační soubory a rovnou se pustí i do dalších kroků uvedených níže. <text:span text:style-name="T124">J</text:span><text:span text:style-name="T108">e potřeba se přesvědčit, že jsme přihlášení na počítači, ze kterého lze odesílat úlohy na cluster (v červenci 2018 je to sol1 až sol10) a že v .bashrc máme zapnutí takové verze Perlu v Perlbrew, ve které bude fungovat modul PMLTQ (v červenci 2018 jsem úspěšně vyzkoušel Perl 5.26.2).</text:span></text:p>
      <text:p text:style-name="P21">../../bin/load_universal_dependencies.pl --<text:span text:style-name="T124">release 23</text:span> <text:span text:style-name="T107">--cluster</text:span></text:p>
      <text:p text:style-name="P59">Toto clusterové volání load_universal_dependencies.pl vytvoří pro každý UD treebank jeho konfigurační soubor (což odpovídá příkazu pmltq init) a na clusteru spustí pmltq convert. Obě tyto <text:soft-page-break/>operace jsou o několik kapitol níže popsány podrobněji pro případ, že bychom chtěli zpracovat treebank, který není součástí UD.</text:p>
      <text:h text:style-name="P136" text:outline-level="2">Odeslání UD treebanků na servery</text:h>
      <text:p text:style-name="P60">Další operace vyžadují Perlový modul DBD::Pg (spolupráce Perlu se vzdálenou databází Postgres), který není snadné nainstalovat a na clusteru ho nemáme. V <text:span text:style-name="T125">listopadu</text:span> 2018 mi funguje Perlbrew Perl 5.<text:span text:style-name="T125">26</text:span>.2 na blackbirdu <text:span text:style-name="T125">pod</text:span> Ubuntu 1<text:span text:style-name="T125">8</text:span>.04. <text:span text:style-name="T127">UPDATE: Zdá se, že lokálně nainstalovaný Postgres není potřeba pro všechny funkce modulu DBD::Pg a že po nainstalování modulu do Perlbrew by to mohlo běžet i na clusteru. Problém je ale v tom, že Postgres na eulerovi přijímá spojení pouze z vybraných IP adres. Takže např.</text:span> <text:span text:style-name="T127">10.10.24.16 (sol3) mezi nimi není.</text:span></text:p>
      <text:p text:style-name="P22">../../bin/load_universal_dependencies.pl --<text:span text:style-name="T126">release 23</text:span></text:p>
      <text:p text:style-name="P82">Aktuálně v listopadu 2018 mi to nefunguje. Nevím, zda už něco zkazila předchozí konverze, nebo je problém až při importu do databáze, ale u většiny treebanků dojde při importu k nějakým chybám a základní dotaz na a-node potom vrací prázdné výsledky. Zdá se, že to možná souvisí s kódováním ne-ASCII znaků. Prošlo mi např. </text:p>
      <text:p text:style-name="P60">Toto neclusterové volání zajistí následující kroky (i ty jsou podrobněji popsány v pozdějších kapitolách):</text:p>
      <text:list xml:id="list649941593" text:style-name="L1">
        <text:list-item>
          <text:p text:style-name="P142">pmltq webdelete … Jestliže ve webové nabídce už existoval treebank s tímto identifikátorem, bude odstraněn.</text:p>
        </text:list-item>
        <text:list-item>
          <text:p text:style-name="P142">pmltq delete … Jestliže v Postgresu už existoval treebank s tímto identifikátorem, bude odstraněn.</text:p>
        </text:list-item>
        <text:list-item>
          <text:p text:style-name="P142">pmltq initdb, pmltq load, pmltq verify … Data, která jsme již převedli z Treexu do SQL, napumpuje do databáze Postgres na stroji euler.</text:p>
        </text:list-item>
        <text:list-item>
          <text:p text:style-name="P142">pmltq webload, pmltq webverify … Vytvoří záznamy o nových UD treebancích ve webovém rozhraní.</text:p>
        </text:list-item>
      </text:list>
      <text:h text:style-name="P121" text:outline-level="1">Co se děje pod kapotou dávkových skriptů</text:h>
      <text:p text:style-name="P61">Tato část nás bude zajímat v případě, že chceme dávkové skripty upravit, protože se změnil náš způsob organizace práce s UD, nebo chceme ručně napravit něco, co se při dávkovém zpracování nepovedlo, nebo pracujeme s treebankem, který není součástí UD.</text:p>
      <text:h text:style-name="P137" text:outline-level="2">pmltq init <text:span text:style-name="T74">a pmltq.yml</text:span></text:h>
      <text:p text:style-name="P56">K založení nového treebanku v PML-TQ slouží příkaz pmltq init s cestou ke schématu PML. Jde o interaktivní proces, kde se v podstatě vyplňuje formulář o treebanku a výsledkem je konfigurační soubor pmltq.yml. V případě Universal Dependencies můžeme tuto kapitolu přeskočit, protože místo toho zavoláme skript, který vygeneruje konfigurační soubor každého treebanku UD podle předpřipravené šablony.</text:p>
      <text:p text:style-name="P24">pmltq init resources/treex_schema.xml</text:p>
      <text:p text:style-name="P1">Vznikne soubor pmltq.yml, což je zatím jenom šablona konfiguračního souboru. <text:span text:style-name="T36">Bude mj. obsahovat spoustu vztahů („.rf“) vyčtených ze schématu, které se týkají t-roviny, alignmentu a </text:span><text:soft-page-break/><text:span text:style-name="T36">dalších věcí. Přestože v UD tyhle položky nevyužijeme, z konfigurace je nemazat! PMLTQ by si později stěžovalo, že ve schématu vidí vztahy, se kterými neumí zacházet (přestože v datech tyto vztahy nebudou).</text:span></text:p>
      <text:p text:style-name="P37">Řadu údajů musíme upravit. Některé budou platné pro celé Universal Dependencies, jiné budeme navíc muset parametrizovat pro jednotlivé treebanky UD.</text:p>
      <text:p text:style-name="P51">Pokud budeme zpracovávat mnoho treebanků najednou na clusteru, budou se nám hodit alternativní možnosti konfigurace pmltq:</text:p>
      <text:list xml:id="list2291728353" text:style-name="L2">
        <text:list-item>
          <text:p text:style-name="P143">Soubor pmltq.yml v aktuální složce. To je default, ale pro paralelní zpracování se moc nehodí.</text:p>
        </text:list-item>
        <text:list-item>
          <text:p text:style-name="P143">--config="soubor.yml" … takto můžeme pmltq nasměrovat na konfigurační soubor pro konkrétní treebank.</text:p>
        </text:list-item>
        <text:list-item>
          <text:p text:style-name="P143">Jako samostatné volby můžeme předávat i jednotlivé parametry, např. --db-name="ud20_cs". Bohužel voleb, které se liší treebank od treebanku, je hodně a není přesně zdokumentováno, které z nich se využijí při které operaci (např. db-name možná hraje roli nejen při databázových operacích initdb, load a verify, ale i při webload, aby se webová aplikace mohla odkázat na správnou databázi).</text:p>
        </text:list-item>
        <text:list-item>
          <text:p text:style-name="P143">Yaml string ze standardního vstupu. Místo názvu souboru se dá --</text:p>
        </text:list-item>
      </text:list>
      <text:h text:style-name="P124" text:outline-level="3">Název a dokumentace</text:h>
      <text:p text:style-name="P40">Tyto údaje slouží webové aplikaci k zobrazení informací o treebanku. <text:span text:style-name="T79">Mnohé</text:span> z nich j<text:span text:style-name="T79">sou</text:span> nepovinn<text:span text:style-name="T79">é</text:span>, ale název treebanku, <text:span text:style-name="T78">jeho identifikátor</text:span> a kód jazyka bychom neměli vynechat.</text:p>
      <text:p text:style-name="P26">title: 'Universal Dependencies 2.<text:span text:style-name="T105">2</text:span> – $LANGUAGE – $TREEBANK'</text:p>
      <text:p text:style-name="P86">Za proměnnou <text:span text:style-name="T2">$LANGUAGE </text:span><text:span text:style-name="T16">doplníme anglický název jazyka, např. „Ancient Greek“. Druhá pomlčka a proměnná </text:span><text:span text:style-name="T2">$TREEBANK </text:span><text:span text:style-name="T16">se uplatní jen u některých treebanků. Např. u jednoho z obou starořeckých treebanků tady bude „PROIEL“.</text:span></text:p>
      <text:p text:style-name="P26">treebank_id: ud<text:span text:style-name="T115">grc_proiel</text:span>2<text:span text:style-name="T105">2</text:span></text:p>
      <text:p text:style-name="P86">Tohle bude pro každý treebank UD jiné. <text:span text:style-name="T77">Používá se jako identifikace treebanku ve webové aplikaci. Název příslušné databáze v Postgresu na eulerovi se definuje jinde, ale předpokládám, že je vhodné, aby se oba identifikátory shodovaly. (Ani si nejsem jist, že by jinak webová aplikace dokázala vyrobit správný dotaz.) Z treebank_id se také vyrábí logo treebanku ve webové aplikaci: vezme se náhodná barva, co největší font (aby se text ještě vešel), malá písmena se převedou na velká, na každém podtržítku se zalomí řádek, stejně tak na hranici mezi písmeny a čísly, zobrazí se ale nejvýše první dva řádky. Takže pokud je treebank id např. „ud_grc_proiel22“, vyjdou z toho čtyři řádky, ale zobrazí se pouze dva: „UD“ nahoře a „GRC“ dole.</text:span></text:p>
      <text:p text:style-name="P29">homepage: 'http://universaldependencies.org/'</text:p>
      <text:p text:style-name="P85">Odkaz na stránky treebanku může zůstat takhle, nebo ho pro každý treebank můžeme rozšířit o kód jeho jazyka, např. „http://universaldependencies.org/<text:span text:style-name="T2">#grc</text:span><text:span text:style-name="T16">“.</text:span></text:p>
      <text:p text:style-name="P29"><text:soft-page-break/>description: 'Universal Dependencies is a project that is developing cross-linguistically consistent treebank annotation for many languages, with the goal of facilitating multilingual parser development, cross-lingual learning, and parsing research from a language typology perspective.'</text:p>
      <text:p text:style-name="P85">Stručný popis treebanku. Opět by neškodilo mít i pár slov specifických pro každý treebank, ale to by někdo nejdřív musel sepsat.</text:p>
      <text:p text:style-name="P29">manuals:<text:line-break/> <text:s/>-<text:line-break/> <text:s text:c="3"/>title: ''<text:line-break/> <text:s text:c="3"/>url: ''</text:p>
      <text:p text:style-name="P85">Volitelný seznam odkazů na anotační manuály a podobné věci. U UD treebanků jsme to měli zatím zakomentováno. (Jejich hlavní URL beztak vede na stránky s dokumentací.)</text:p>
      <text:p text:style-name="P27"><text:span text:style-name="T20">isFree</text:span><text:span text:style-name="T76">: '</text:span><text:span text:style-name="T20">true</text:span><text:span text:style-name="T76">'<text:line-break/></text:span><text:span text:style-name="T20">isAllLogged</text:span><text:span text:style-name="T76">: '</text:span><text:span text:style-name="T20">true</text:span><text:span text:style-name="T76">'<text:line-break/></text:span><text:span text:style-name="T20">isPublic</text:span><text:span text:style-name="T76">: '</text:span><text:span text:style-name="T20">true</text:span><text:span text:style-name="T76">'<text:line-break/></text:span><text:span text:style-name="T20">isFeatured</text:span><text:span text:style-name="T76">: '</text:span><text:span text:style-name="T20">false</text:span><text:span text:style-name="T76">'</text:span></text:p>
      <text:p text:style-name="P90">Free a AllLogged upravují <text:span text:style-name="T95">přístupnost</text:span>. Free znamená, že treebank je přístupný pro všechny. AllLogged znamená, že je přístupný pro všechny uživatele, kteří jsou přihlášení na svůj účet<text:span text:style-name="T94"> (necháváme také „true“, i když vedle Free to možná je jedno).</text:span></text:p>
      <text:p text:style-name="P98">Public upravuje <text:span text:style-name="T95">viditelnost</text:span><text:span text:style-name="T96">. Je-li nastaveno na true, je treebank viditelný pro všechny. Chceme-li na nějakých datech něco ladit, můžeme vypnout Public, aby je uživatelé neviděli (a také Free a AllLogged, aby nad těmi neviditelnými daty nemohli spustit dotaz). Potom si u svého uživatele nastavíme položku treebanks: id, kde id je identifikátor dotyčných testovacích dat.</text:span></text:p>
      <text:p text:style-name="P100">Featured myslím znamená, že treebank je na úvodní stránce aplikace nějak zvýrazněn pro uživatele, kteří nevědí, s jakým treebankem si chtějí hrát.</text:p>
      <text:p text:style-name="P27"><text:span text:style-name="T20">languages</text:span><text:span text:style-name="T76">:<text:line-break/> <text:s/>- </text:span><text:span text:style-name="T20">grc<text:line-break/> <text:s/></text:span><text:span text:style-name="T28">- la<text:line-break/> <text:s/>…</text:span></text:p>
      <text:p text:style-name="P84">Seznam kódů jazyků, které treebank obsahuje. Pro každý UD treebank je to vždy právě jeden jazyk. <text:span text:style-name="T115">Pokud ale ještě navíc oindexujeme celé vydání Universal Dependencies jako jeden treebank, budeme u tohoto sjednoceného treebanku muset uvést všechny jazyky.</text:span> Položka slouží k filtrování na stránce Browse Treebanks v aplikaci.</text:p>
      <text:p text:style-name="P16">tags:<text:line-break/> <text:s/>- 'Universal Dependencies'</text:p>
      <text:p text:style-name="P84">Seznam značek neboli klíčových slov, která treebank charakterizují. Položka slouží k filtrování na stránce Browse Treebanks v aplikaci. <text:span text:style-name="T116">Můžeme si založit samostatný tag např. pro každé vydání UD, ale pozor, takový tak je třeba také zaregistrovat na webu ve správě aplikace, jinak to nebude fungovat!</text:span></text:p>
      <text:h text:style-name="P125" text:outline-level="3">Data</text:h>
      <text:p text:style-name="P16">data_dir: 'treex/g<text:span text:style-name="T80">rc-proiel</text:span>'</text:p>
      <text:p text:style-name="P91"><text:soft-page-break/><text:span text:style-name="T1">Cesta k datům, relativní vůči kořenové složce všech UD treebanků (ve které leží pmltq.yml). Odsud se budou číst treexové soubory, až je budeme převádět do SQL. Můžeme najednou popsat cestu pouze k jednomu treebanku UD (pokud je neslijeme všechny dohromady). Naštěstí nemusíme pro každý treebank vyrábět samostatné pmltq.yml. Místo toho můžeme tuto položku modifikovat při volání pmltq volbou –</text:span><text:span text:style-name="T54">data_dir='treex/g</text:span><text:span text:style-name="T55">rc-proiel</text:span><text:span text:style-name="T54">'</text:span><text:span text:style-name="T1">.</text:span></text:p>
      <text:p text:style-name="P101">Pokud oindexujeme sjednocení všech treebanků UD a přesto chceme jejich treexové soubory mít odděleně v různých složkách, můžeme data_dir omezit na pouhé „treex“ a v následující položce „data“ pak použít wildcards. (V data_dir by wildcards nefungovaly.)</text:p>
      <text:p text:style-name="P18">data: '*.treex.gz'</text:p>
      <text:p text:style-name="P83">Cesta k datovým souborům, relativní vůči data_dir <text:span text:style-name="T87">a specifická pro jednu konkrétní rovinu anotace (v Treexu je to jedno, protože roviny nejsou formálně rozlišeny, ale v PDT by byla každá rovina v jiném typu souboru)</text:span>. Na rozdíl od data_dir může obsahovat zástupné znaky. <text:span text:style-name="T81">Jde tady hlavně o vymezení seznamu souborů, které se mají číst. Můžeme ale indexovat všechny treebanky UD najednou jako jedno dílo v PML-TQ (které půjde najednou prohledávat), do data_dir dáme pouze „treex“ a sem pak „</text:span><text:span text:style-name="T15">*/*.treex.g</text:span><text:span text:style-name="T29">z“</text:span></text:p>
      <text:p text:style-name="P17"><text:span text:style-name="T82">output</text:span>_dir: '<text:span text:style-name="T82">sql_dump</text:span>/g<text:span text:style-name="T80">rc-proiel</text:span>'</text:p>
      <text:p text:style-name="P88">Cesta, kam se uloží příkazy SQL vygenerované ze vstupních dat. Výchozí nastavení je „sql_dump“, ale my potřebujeme pro každý UD treebank samostatnou složku.</text:p>
      <text:p text:style-name="P28">layers:<text:line-break/> <text:s/>-<text:line-break/> <text:s text:c="3"/>name: treex_document<text:line-break/> <text:s text:c="3"/>path: <text:span text:style-name="T21">'</text:span><text:span text:style-name="T16">u</text:span>d20/treex/grc-proiel<text:span text:style-name="T21">'</text:span><text:line-break/> <text:s text:c="3"/><text:span text:style-name="T21">data: '*.treex.gz'</text:span></text:p>
      <text:p text:style-name="P87">Popisuje jednotlivé roviny anotace. V Treexu máme formálně jen jednu rovinu zvanou „treex_document“, protože morfologická, analytická a syntaktická rovina nejsou formálně odlišeny. Např. v PDT by ale anotace každé roviny byla v samostatném souboru. Položka „data“ ukazuje šablonu názvu souboru s danou rovinou. Použije se asi jak při čtení vstupních souborů během konverze, tak později na eulerovi, když bude print server (Tred) číst soubor a generovat SVG stromu. Položka „path“ je cesta k souborům s danou rovinou a jde o relativní cestu na serveru! <text:span text:style-name="T88">Kořenová složka dat na euleru je /opt/pmltq-data.</text:span> (Viz též sekci Kopírování dat na eulera.)</text:p>
      <text:p text:style-name="P23">sys_db: postgres<text:line-break/><text:span text:style-name="T17">db:<text:line-break/> <text:s/>host: euler.ms.mff.cuni.cz<text:line-break/> <text:s/></text:span><text:span text:style-name="T16">port: 5432</text:span><text:span text:style-name="T17"><text:line-break/> <text:s/>user: 'pmltq'<text:line-break/> <text:s/>name: ud20</text:span></text:p>
      <text:p text:style-name="P99">Položka db/name je název databáze, <text:span text:style-name="T83">kam se v Postgresu na eulerovi uloží SQL data z treebanku.</text:span> <text:span text:style-name="T83">O</text:span>bvykle odpovídá identifikátoru treebanku, <text:span text:style-name="T83">můžeme ji modifikovat při volání pmltq volbou </text:span><text:span text:style-name="T39">--d</text:span><text:span text:style-name="T40">b-name</text:span><text:span text:style-name="T39">='</text:span><text:span text:style-name="T40">ud20_grc_proiel</text:span><text:span text:style-name="T39">'</text:span><text:span text:style-name="T1">. Konfigurace umožňuje zadat i heslo k databázi (položka „password“), ale to na ÚFALu nepotřebujeme, protože z úfalích IP adres povolí euler spojení bez hesla. Nebo přesněji: ty povolené IP adresy jsou v konfiguraci </text:span><text:soft-page-break/><text:span text:style-name="T1">Postgresu vyjmenované a možná tam nejsou všechny úfalí. Pokud se spojení nepovede, dostaneme zřejmě takovouhle chybovou hlášku:</text:span></text:p>
      <text:p text:style-name="P102">DBI connect('dbname=postgres;host=euler.ms.mff.cuni.cz;port=5432','pmltq',...) failed: FATAL: <text:s/>no pg_hba.conf entry for host "195.113.18.136", user "pmltq", database "postgres", SSL on</text:p>
      <text:p text:style-name="P114">FATAL: <text:s/>no pg_hba.conf entry for host "195.113.18.136", user "pmltq", database "postgres", SSL off at /home/mirovsky/perl5/lib/perl5/PMLTQ/Command.pm line 48.</text:p>
      <text:p text:style-name="P10"/>
      <text:p text:style-name="P145">Pokud potřebujeme přistupovat do databáze ze stroje, ze kterého to momentálně není povoleno, musíme se přihlásit na eulera a přístup nakonfigurovat. Poznámky o konfiguraci serveru PostgreSQL pro spolupráci s Perlem:</text:p>
      <text:p text:style-name="P145"><text:span text:style-name="T131">psql</text:span> ... program pro klientské ovládání PostgreSQL</text:p>
      <text:p text:style-name="P146">psql --help</text:p>
      <text:p text:style-name="P145"><text:span text:style-name="T131">sudo -l</text:span> ... řekne, co smím na eulerovi jako sudoer</text:p>
      <text:p text:style-name="P145">Vytvořit roli (uživatele PostgreSQL) zeman:</text:p>
      <text:p text:style-name="P145"><text:span text:style-name="T131">sudo -u postgres createuser zeman</text:span> ... ale musíme říct, že má právo LOGIN, takže raději níže. Je také vhodné vytvořit databázi „zeman“. Uživatel při pouštění psql potřebuje nějakou databázi, kterou otevře, defaultně se jmenuje stejně jako on.</text:p>
      <text:p text:style-name="P146">sudo -u postgres psql<text:line-break/>CREATE ROLE zeman WITH CREATEDB CREATEROLE LOGIN PASSWORD 'nějaké heslo';<text:line-break/>CREATE DATABASE zeman WITH OWNER zeman ENCODING 'UTF8';<text:line-break/>\q</text:p>
      <text:p text:style-name="P145">(Tohle je příkaz, kterým se psql opustí.)</text:p>
      <text:p text:style-name="P145">Aby fungovalo připojení Perl/DBI z jiného počítače, je potřeba to povolit v souboru</text:p>
      <text:p text:style-name="P146">sudo -u postgres vim /etc/postgresql/9.3/main/pg_hba.conf</text:p>
      <text:p text:style-name="P145">nový záznam pro IP adresu ÚFALu (195.113.20.52/32), user a database "zeman" nebo "all", SSL off (host).</text:p>
      <text:p text:style-name="P145">zen = 195.113.18.156, user a database "zeman", SSL on.</text:p>
      <text:p text:style-name="P145">Potom se podle dokumentace má zavolat "pg_ctl reload", ale zdá se, že naše instalace nástroj pg_ctl neobsahuje.</text:p>
      <text:p text:style-name="P145">Druhou možností je prý "kill -HUP `pgrep -n postgres`", ale to mi nezafungovalo.</text:p>
      <text:p text:style-name="P145">Michal Sedlák mi nabídl třetí možnost, která je nejsilnější a zřejmě funguje:</text:p>
      <text:p text:style-name="P146">sudo /etc/init.d/postgresql restart</text:p>
      <text:p text:style-name="P10">Pozor! Matyášův návod obsahuje i nastavení specifická pro ÚFAL a Euler, ale až na konci!</text:p>
      <text:p text:style-name="P106">datapath=<text:span text:style-name="T38">"/opt/pmltq-data"</text:span></text:p>
      <text:p text:style-name="P104">ssh.nick=<text:span text:style-name="T38">"pmltq"</text:span></text:p>
      <text:p text:style-name="P104">pmltq.nick=<text:span text:style-name="T38">"pmltq"</text:span></text:p>
      <text:p text:style-name="P104"><text:soft-page-break/>db.nick=<text:span text:style-name="T38">"pmltq"</text:span></text:p>
      <text:p text:style-name="P104">database.server=<text:span text:style-name="T38">"euler.ms.mff.cuni.cz"</text:span></text:p>
      <text:p text:style-name="P105"/>
      <text:p text:style-name="P104">--web_api-dbserver=<text:span text:style-name="T38">"euler"</text:span></text:p>
      <text:p text:style-name="P104">--web_api-user=<text:span text:style-name="T38">"pmltq"</text:span></text:p>
      <text:p text:style-name="P104">--web_api-url=<text:span text:style-name="T38">"https://lindat.mff.cuni.cz/services/pmltq/"</text:span></text:p>
      <text:p text:style-name="P8"/>
      <text:h text:style-name="P138" text:outline-level="2">pmltq convert</text:h>
      <text:p text:style-name="P53">Volání „pmltq convert“ ve složce s pmltq.yml načte treexové soubory a vycucá z nich data pro databázi, která uloží do složky <text:span text:style-name="T84">definované v konfiguračním souboru jako </text:span><text:span text:style-name="T42">output_dir</text:span><text:span text:style-name="T84">.</text:span></text:p>
      <text:p text:style-name="P54">Pro Universal Dependencies tohle chceme pustit paralelně pro všechny treebanky na clusteru. Současně je to jediná věc, kterou můžeme dělat na clusteru, protože další operace vyžadují modul DBD::Pg, a ten není na clusteru správně nainstalován.</text:p>
      <text:p text:style-name="P20"><text:span text:style-name="T101">perl </text:span>../../bin/load_universal_dependencies.pl <text:span text:style-name="T101">--cluster</text:span></text:p>
      <text:h text:style-name="P139" text:outline-level="2">Smazání starší verze</text:h>
      <text:p text:style-name="P42">Jestliže jsme treebank s tímto identifikátorem už nahráli do PML-TQ dříve, měli bychom ho před nahráním opravené verze explicitně smazat, abychom předešli skrytým chybám a konfliktům.</text:p>
      <text:p text:style-name="P42"><text:span text:style-name="T52">pmltq webdelete</text:span> … odstraní záznam o treebanku z webové aplikace</text:p>
      <text:p text:style-name="P118">Pokud chceme smazat něco, co vzniklo chybou v konfiguračním souboru, která byla mezitím odstraněna (např. vydáváme ud21, ale ve všech konfiguračních souborech nejdřív omylem zůstalo ud20 a nalili jsme treebanky na web s tímto označením, teď už však jsou konfigurační soubory správně, na webu jsou vedle sebe správné a špatné treebanky, my chceme odstranit ty špatné), můžeme zkusit místo konfiguračního souboru předat pouze identifikátor treebanku, který chceme odstranit:</text:p>
      <text:p text:style-name="P116"><text:span text:style-name="T52">pmltq webdelete </text:span><text:span text:style-name="T48">--treebank_id="ud20_cs_</text:span><text:span text:style-name="T56">cac</text:span><text:span text:style-name="T48">"</text:span></text:p>
      <text:p text:style-name="P118">Pmltq si pořád bude brát z konfiguračního souboru ostatní informace, jako je název serveru a uživatelské jméno. Treebank však smaže ten správný.</text:p>
      <text:p text:style-name="P42"><text:span text:style-name="T52">pmltq delete</text:span> … odstraní databázi treebanku z Postgresu na eulerovi</text:p>
      <text:p text:style-name="P119">A opět je možné smazat databázi konkrétního treebanku, i když její identifikátor není uveden v konfiguračním souboru:</text:p>
      <text:p text:style-name="P117"><text:span text:style-name="T52">pmltq delete </text:span><text:span text:style-name="T49">--</text:span><text:span text:style-name="T57">db-name</text:span><text:span text:style-name="T48">="ud20_cs_</text:span><text:span text:style-name="T56">cac</text:span><text:span text:style-name="T48">" </text:span><text:span text:style-name="T49">--config="pmltq-cs_cac.yml"</text:span></text:p>
      <text:p text:style-name="P43">Upozornění: treexové soubory v /net/work/projects/pmltq ani jejich kopie na eulerovi tím nebudou dotčeny. Pokud chceme treebank opravdu zrušit, musíme tyto složky smazat ručně.</text:p>
      <text:h text:style-name="Heading_20_3" text:outline-level="3">Další postřehy o mazání a aktualizaci treebanků</text:h>
      <text:p text:style-name="P32">Spustíme-li podruhé pmltq load, <text:span text:style-name="T86">aniž bychom předtím ručně zlikvidovali předchozí verzi</text:span>, pmltq se nejdříve pokusí smazat z databáze existující tabulky:</text:p>
      <text:p text:style-name="P14"><text:soft-page-break/>RUNNING SQL FROM /lnet/.nfs/spec/work/projects/pmltq/data/ud20/sql_dump/treex_document__delete.sql</text:p>
      <text:p text:style-name="P32">Bohužel to asi ne vždy funguje. Zrovna teď jsem to nechal běžet asi půl hodiny a nic viditelného se neděje. Takže, pokud chceme začít od začátku, jak odstraníme databázi konkrétního treebanku z Postgresu ručně? <text:span text:style-name="T63">Program na příkazové ovládání Postgresu se jmenuje psql. (Zvenku lze nápovědu získat pomocí „psql --help“; zevnitř pomocí „\?“ (pro interní příkazy) nebo „\help“ (pro příkazy SQL).) Na práci s databázemi PML-TQ se musím přihlásit jako uživatel „pmltq“, protože ten je vlastníkem databází. Nemá ale právo sudo, takže na drsnější operace, jako je restart serveru, se musím přihlásit jako „zeman“. Nevím, zda se to týká i odpojení všech uživatelů, o kterém píše Matyáš níže.</text:span></text:p>
      <text:p text:style-name="P32"><text:span text:style-name="T52">ssh -l pmltq/</text:span><text:span text:style-name="T58">zeman</text:span><text:span text:style-name="T52"> euler.ms.mff.cuni.cz</text:span><text:span text:style-name="T16"><text:line-break/></text:span><text:span text:style-name="T52">psql --help </text:span><text:span text:style-name="T45">| less<text:line-break/>psql -d </text:span><text:span text:style-name="T46">postgres<text:line-break/>postgres=&gt; DROP DATABASE ud20 ;<text:line-break/>ERROR: <text:s/>database "ud20" is being accessed by other users<text:line-break/>DETAIL: <text:s/>There are 6 other sessions using the database.<text:line-break/></text:span><text:span text:style-name="T53">postgres</text:span><text:span text:style-name="T46">=&gt; \q</text:span></text:p>
      <text:p text:style-name="P52">Hm. Webová aplikace je zřejmě k této databázi připojená. Tak že bychom nejdříve restartovali Postgres pomocí „sudo /etc/init.d/postgresql restart“? <text:span text:style-name="T64">Na to je potřeba se nejdřív přehlásit jako zeman (protože uživatel pmltq nemá právo sudo), po restartu se ale zase vrátit, protože uživatel zeman není vlastníkem databáze ud20 a nemůže ji odstranit.</text:span></text:p>
      <text:p text:style-name="Text_20_body"><text:span text:style-name="T16">K tomu Matyáš: </text:span>Restart není potřeba, stačí odpojit všechny uživatele:</text:p>
      <text:p text:style-name="P115">SELECT pid, (SELECT pg_terminate_backend(pid)) as killed from pg_stat_activity WHERE pid &lt;&gt; pg_backend_pid() AND datname='ud20';</text:p>
      <text:h text:style-name="P140" text:outline-level="2">Nalití dat do vzdálené databáze</text:h>
      <text:p text:style-name="P41"><text:span text:style-name="T16">Nyní musíme vytvořit databázi. Na eulerovi už sice běží Postgres a obsahuje nějaké databáze pro PML-TQ, ale každý nový treebank má svou vlastní databázi. Např. pokud jsme v konfiguraci uvedli db/name: ud20, bude se naše databáze jmenovat „ud20“. Databáze se vytvoří takto</text:span><text:span text:style-name="T18"> (</text:span><text:span text:style-name="T16">vzdáleně; </text:span><text:span text:style-name="T18">pořád jsem nalogován na blackbirdovi, nikoli na eulerovi; Matyášův návod na Githubu popisuje řešení některých problémů se spojením, které můžou nastat):</text:span></text:p>
      <text:p text:style-name="P12">pmltq initdb</text:p>
      <text:p text:style-name="P6">Vrací mi to n<text:span text:style-name="T97">ásledující chyby, ale můžeme je ignorovat. PMLTQ se snaží smazat tabulky pro případ, že bych zkoušel inicializovat už existující a inicializovanou databázi.</text:span></text:p>
      <text:p text:style-name="P103">RUNNING SQL FROM /net/work/projects/perlbrew/Ubuntu/14.04/x86_64/perls/perl-5.18.2/lib/site_perl/5.18.2/auto/share/dist/PMLTQ/sql/init.sql</text:p>
      <text:p text:style-name="P103">NOTICE: <text:s/>aggregate concat_agg(text) does not exist, skipping</text:p>
      <text:p text:style-name="P103">NOTICE: <text:s/>table "#PML" does not exist, skipping</text:p>
      <text:p text:style-name="P103">NOTICE: <text:s/>table "#PMLTYPES" does not exist, skipping</text:p>
      <text:p text:style-name="P103">NOTICE: <text:s/>table "#PMLTABLES" does not exist, skipping</text:p>
      <text:p text:style-name="P103">NOTICE: <text:s/>table "#PML_USR_REL" does not exist, skipping</text:p>
      <text:p text:style-name="P2"/>
      <text:p text:style-name="P5"><text:span text:style-name="T37">N</text:span>ahrání aktuálního treebanku do databáze:</text:p>
      <text:p text:style-name="P13"><text:soft-page-break/>pmltq load</text:p>
      <text:p text:style-name="P7"><text:span text:style-name="T41">pmltq verify</text:span> … zjistí o jednotlivých tabulkách nové databáze, kolik řádků obsahují.</text:p>
      <text:h text:style-name="P141" text:outline-level="2">Nastavení webového rozhraní</text:h>
      <text:p text:style-name="P31">Na webu PML-TQ mám dvě možnosti přihlášení: 1. místně spravovaný účet, který mi kdysi založil Honza Štěpánek (jméno „DanZeman“, <text:span text:style-name="T14">[</text:span><text:span text:style-name="T26">heslo z tohoto dokumentu odstraňuju, abych mohl dokument verzovat na Githubu</text:span><text:span text:style-name="T14">]</text:span>); 2. přihlášení přes Shibboleth, tj. ověření uživatele přes centrálu Univerzity Karlovy. Oba účty mají správcovská práva, což jim umožňuje zakládat nové treebanky a měnit parametry starých. To se dá dělat přes webové rozhraní v prohlížeči, ale pro Universal Dependencies by to bylo úmorné, protože bychom museli naklikat postupně <text:span text:style-name="T102">100</text:span> treebanků (a toto číslo v budoucnosti dále poroste). Proto je k dispozici příkaz pmltq webload, který můžeme volat ve smyčce z nějakého skriptu.</text:p>
      <text:p text:style-name="P31">I webload se řídí údaji uvedenými v pmltq.yml, případně dodanými na příkazovém řádku. V konfiguračním souboru je to sekce „web_api“. Musím použít svůj vlastní správcovský účet, a to ten lokální, protože Shibboleth tady nefunguje. <text:span text:style-name="T62">(Přes webovou správu si taky můžu heslo změnit nebo založit nový účet.)</text:span></text:p>
      <text:p text:style-name="P11">web_api:<text:line-break/> <text:s/>url: '<text:a xlink:type="simple" xlink:href="https://lindat.mff.cuni.cz/services/pmltq/" text:style-name="Internet_20_link" text:visited-style-name="Visited_20_Internet_20_Link">https://lindat.mff.cuni.cz/services/pmltq/</text:a>'<text:line-break/> <text:s/>dbserver: 'euler'<text:line-break/> <text:s/>user: '<text:span text:style-name="T61">DanZeman</text:span>'<text:line-break/> <text:s/>password: '<text:span text:style-name="T13">[heslo odstran</text:span><text:span text:style-name="T85">ěno</text:span><text:span text:style-name="T13">]</text:span>'</text:p>
      <text:p text:style-name="P9">Webové rozhraní nového treebanku lze otestovat příkazem pmltq webverify. Vypíše datovou strukturu s údaji o treebanku, které jsou uložené ve webovém rozhraní. Kromě toho spustí testovací dotaz definovaný v pmltq.yml, stáhne první strom z výsledku jako SVG a uloží ho do předepsaného souboru (webverify_query_results/01.svg).</text:p>
      <text:h text:style-name="P122" text:outline-level="1">Další starší poznámky</text:h>
      <text:p text:style-name="P47">sys_db v konfig: používáme „pmltq“ – potřebuju nějakou cizí databázi, ke které můžu být připojen, když tu skutečnou db chci např. mazat (protože nelze mazat db, ke které jsem připojen)</text:p>
      <text:p text:style-name="P46">Printserver (Tred, který tvoří obrázky) je někdy po novém treebanku nutné restartovat. Pokud <text:span text:style-name="T117">treebank používá dosud neznámý stylesheet</text:span>, tak určitě restartovat.</text:p>
      <text:p text:style-name="P25">ubic restart pmltq</text:p>
      <text:p text:style-name="P48">… tohle na eulerovi restartne <text:span text:style-name="T98">jak</text:span> printesrver, <text:span text:style-name="T98">tak také PMLTQ::Server</text:span></text:p>
      <text:p text:style-name="P81">Print server má svg_cache <text:span text:style-name="T117">(</text:span><text:span text:style-name="T43">/opt/print-server/svg_cache/*.</text:span><text:span text:style-name="T50">svg</text:span><text:span text:style-name="T117">)</text:span>. Když je nějaký problém, tak můžeme taky zkusit smazat tu cache. <text:span text:style-name="T90">Např. pokud to chvilku vracelo špatné stromy, ty už se mezitím mohly nacachovat.</text:span></text:p>
      <text:p text:style-name="P49">Treexové soubory s Intersetem … Michal si sám interpretuje treexové schéma, ale očekává, že treex má v paměti to, co je ve schématu. U Intersetu to neplatí, jestliže narazíme na rys s více hodnotami: schéma tvrdí, že je to řetězec oddělený svislítky, jenže v paměti je ArrayRef. Konverze na tom spadne. Michal snad dodá nějaký hack do PMLTQ, jinak bych to musel ošidit z druhé strany, např. upravit data.</text:p>
      <text:p text:style-name="P80"><text:soft-page-break/>Přidávání vlajek a jazykových rodin k jazykům ve webovém administrativním rozhraní není k dispozici, i když podle Michala Sedláka by šlo ve skutečnosti o práci na deset minut.<text:span text:style-name="T118"> Vlajky má Michal jako separátní projekt někde na Githubu. Technicky jsou všechny v jednom souboru s obrázkem, aby se to stahovalo rychle, a přistupuje se do nich jako do rastrové mapy prostřednictvím kaskádových stylů.</text:span></text:p>
      <text:h text:style-name="P123" text:outline-level="1">Querying Universal Dependencies in PML-TQ – Quick Start</text:h>
      <text:p text:style-name="P3">PML-TQ comes with some rudimentary help and query examples. Most of it is generated automatically from the XML (PML) schema of the treebank. Since we abuse a non-UD schema (Treex) to index UD data in PML-TQ, these sample queries are not very informative. More seriously, they hide some peculiarities of the data structures that are not intuitive for someone knowledgeable about UD. Here we try to overcome these obstacles.</text:p>
      <text:h text:style-name="P131" text:outline-level="2">Searching for Nodes with Given Attributes</text:h>
      <text:p text:style-name="P33">a-node []</text:p>
      <text:p text:style-name="P36">a-root []</text:p>
      <text:p text:style-name="P89"><text:span text:style-name="T2">The simplest possible query. It returns any node in the treebank. Note that the results come in random order, PML-TQ ignores the order of the trees in the input data. Also note that the number of returned results is limited by default (if it returns 100 trees, there may be more than 100 hits but only the first 100 are returned). </text:span><text:span text:style-name="T12">If you use a-root[] instead of a-node[], you will get the artificial ROOT nodes, i.e. every result is a new tree (but roots do not have the attributes that we list below for normal nodes).</text:span></text:p>
      <text:p text:style-name="P107">a-node [<text:span text:style-name="T3">tag="PART"</text:span>]</text:p>
      <text:p text:style-name="P107">a-node [<text:span text:style-name="T91">c</text:span><text:span text:style-name="T3">onll/pos="RP"</text:span>]</text:p>
      <text:p text:style-name="P92">The UPOS tag is stored as “tag”. The above query returns nodes tagged as particles. If you want to query the XPOS tag, use the “conll/pos” attribute.</text:p>
      <text:p text:style-name="P109">a-node [<text:span text:style-name="T4">lower(</text:span><text:span text:style-name="T92">f</text:span><text:span text:style-name="T4">orm)~</text:span><text:span text:style-name="T3">"</text:span><text:span text:style-name="T4">^(wh|how)</text:span><text:span text:style-name="T3">", </text:span><text:span text:style-name="T4">lemma=lower(lemma)</text:span>]</text:p>
      <text:p text:style-name="P93">You can match regular expressions using the ~ operator. The syntax of the expressions is Perl-like but you need two backslashes (instead of just one!) to escape special characters. The above query looks for nodes whose word form starts with “wh” or “how” (case-insensitive) and whose lemma does not contain uppercase letters.</text:p>
      <text:p text:style-name="P93">PML-TQ does not know about multi-word tokens. You are always querying individual syntactic words (nodes), even if their form does not match the surface token.</text:p>
      <text:p text:style-name="P110">a-node [<text:span text:style-name="T5">iset/prontype="prs", iset/reflex="reflex", iset/poss="poss"</text:span>]</text:p>
      <text:p text:style-name="P94">Features are nested in a structured attribute called “iset”; feature names and values are lowercased. Boolean features do not have the value “yes”; instead, the value meaning yes is identical to the feature name. The above query searches for reflexive possessive personal pro-forms (we have not specified the UPOS tag, thus both PRON and DET could appear in the results).</text:p>
      <text:p text:style-name="P94"><text:soft-page-break/>Some language-specific features may not be available. Commonly used layered features are available but they have different names, e.g. Number[psor] has to be queried as iset/possnumber.</text:p>
      <text:p text:style-name="P95">If there are multi-values (e.g. “Case=Acc,Nom”), they will be separated by a vertical bar instead of the comma used in UD (e.g. “iset/case="acc|nom"”).</text:p>
      <text:h text:style-name="P132" text:outline-level="2">Aggregation Filters</text:h>
      <text:p text:style-name="P50"><text:span text:style-name="T2">Instead of browsing trees with highlighted nodes, you may want to see a table with aggregated statistics about the results. That is done by appending a </text:span><text:span text:style-name="T6">filter</text:span><text:span text:style-name="T7"> to the query. A filter always starts with “&gt;&gt;” and uses one or more keywords. The filters we will use have the form “&gt;&gt; for $NODE give $COLUMNS sort by $SORTCOLUMNS”.</text:span><text:span text:style-name="T8"> A query may specify more than one node; in order to refer to the nodes, we will have to label them. The label starts with the dollar sign, e.g. the “$a” in the following query:</text:span></text:p>
      <text:p text:style-name="P111">a-node <text:span text:style-name="T9">$a :=</text:span> [<text:span text:style-name="T5">iset/prontype</text:span><text:span text:style-name="T9">~</text:span><text:span text:style-name="T5">"</text:span><text:span text:style-name="T9">int</text:span><text:span text:style-name="T5">"</text:span>] <text:span text:style-name="T10">&gt;&gt; for $a.lemma, $a.tag give $1, $2, count() sort by $3 desc, $2</text:span></text:p>
      <text:p text:style-name="P96">The $1 and $2 variables of the give keyword refer to the first and second item of the for keyword; similarly, the $3 of sort refers to the third item of give, i.e. the count() function. This query will list all unique lemma-tag pairs whose pronominal type contains “int” (interrogative); it will give the number of occurrences of each such pair, and sort the table in descending order by frequency.</text:p>
      <text:h text:style-name="P133" text:outline-level="2">Querying Multiple Nodes</text:h>
      <text:p text:style-name="P112">a-node [deprel~"^obj", parent a-node [tag="VERB"]]</text:p>
      <text:p text:style-name="P97">This query searches for nodes whose relation to their parent starts with “obj” (i.e. it is either the universal “obj”, or a language-specific subtype thereof, e.g., “obj:dir”) and whose parent is a verb. We can also query other tree relations, e.g. child, ancestor, descendant etc. We can also query the direction of the dependencies by comparing positions of the nodes in the word order:</text:p>
      <text:p text:style-name="P108"><text:span text:style-name="T93">a-node </text:span><text:span text:style-name="T11">$d :=</text:span><text:span text:style-name="T93"> [deprel~"^</text:span><text:span text:style-name="T11">conj</text:span><text:span text:style-name="T93">", parent a-node </text:span><text:span text:style-name="T11">$p :=</text:span><text:span text:style-name="T93"> [</text:span><text:span text:style-name="T11">order-follows $d</text:span><text:span text:style-name="T93">]]</text:span></text:p>
      <text:p text:style-name="P97">This query looks for ill-formed coordination: a node is attached as “conj” to a parent that lies somewhere to the right.</text:p>
      <text:p text:style-name="P113"><text:span text:style-name="T2">There are endless possibilities and the queries can get much more complex but that goes beyond this quick-start guide. Please look at the PML-TQ documentation. There are no additional surprises for a UD user </text:span><text:span text:style-name="T12">(but ignore any example queries with other types of nodes than a-node and a-root. For example, the Prague Dependency Treebank has so-called t-nodes but these do not exist in U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7-06-19T16:07:03.823000000</meta:creation-date>
    <dc:date>2019-02-18T17:10:51.170000000</dc:date>
    <meta:editing-duration>P6DT10H25M6S</meta:editing-duration>
    <meta:editing-cycles>146</meta:editing-cycles>
    <meta:generator>LibreOffice/5.3.1.2$Windows_X86_64 LibreOffice_project/e80a0e0fd1875e1696614d24c32df0f95f03deb2</meta:generator>
    <dc:creator>Daniel Zeman</dc:creator>
    <meta:document-statistic meta:table-count="0" meta:image-count="0" meta:object-count="0" meta:page-count="14" meta:paragraph-count="201" meta:word-count="5314" meta:character-count="36446" meta:non-whitespace-character-count="31298"/>
  </office:meta>
</office:document-meta>
</file>